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56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10.462cm"/>
    </style:style>
    <style:style style:name="co5" style:family="table-column">
      <style:table-column-properties fo:break-before="auto" style:column-width="6.4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Nimbus Roman No9 L" fo:font-size="10pt" style:font-name-asian="Nimbus Roman No9 L" style:font-size-asian="10pt" style:font-name-complex="Nimbus Roman No9 L" style:font-size-complex="10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name-asian="Lucida Sans Unicode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roblema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Habitatges acabats</text:p>
          </table:table-cell>
          <table:table-cell table:style-name="ce1" office:value-type="string">
            <text:p>Habitatges iniciats</text:p>
          </table:table-cell>
          <table:table-cell table:style-name="ce1" office:value-type="string">
            <text:p>SUMA</text:p>
          </table:table-cell>
          <table:table-cell table:number-columns-repeated="4"/>
        </table:table-row>
        <table:table-row table:style-name="ro1">
          <table:table-cell table:style-name="ce2" office:value-type="float" office:value="378">
            <text:p>378</text:p>
          </table:table-cell>
          <table:table-cell table:style-name="ce2" office:value-type="float" office:value="543">
            <text:p>543</text:p>
          </table:table-cell>
          <table:table-cell table:formula="of:=[.A2]+[.B2]" office:value-type="float" office:value="921">
            <text:p>921</text:p>
          </table:table-cell>
          <table:table-cell/>
          <table:table-cell table:style-name="ce1" office:value-type="string">
            <text:p>DIAGRAMA DE DISPERSIÓN</text:p>
          </table:table-cell>
          <table:table-cell table:number-columns-repeated="2"/>
        </table:table-row>
        <table:table-row table:style-name="ro1">
          <table:table-cell table:style-name="ce2" office:value-type="float" office:value="376">
            <text:p>376</text:p>
          </table:table-cell>
          <table:table-cell table:style-name="ce2" office:value-type="float" office:value="305">
            <text:p>305</text:p>
          </table:table-cell>
          <table:table-cell table:formula="of:=[.A3]+[.B3]" office:value-type="float" office:value="681">
            <text:p>681</text:p>
          </table:table-cell>
          <table:table-cell>
            <draw:frame table:end-cell-address="'Problema 1'.K18" table:end-x="2.01cm" table:end-y="0.173cm" draw:z-index="0" draw:style-name="gr1" svg:width="27.526cm" svg:height="6.873cm" svg:x="2.583cm" svg:y="0.074cm">
              <draw:object draw:notify-on-update-of-ranges="'Problema 1'.A2:'Problema 1'.A85 'Problema 1'.B2:'Problema 1'.B8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style-name="ce2" office:value-type="float" office:value="168">
            <text:p>168</text:p>
          </table:table-cell>
          <table:table-cell table:style-name="ce2" office:value-type="float" office:value="1029">
            <text:p>1029</text:p>
          </table:table-cell>
          <table:table-cell table:formula="of:=[.A4]+[.B4]" office:value-type="float" office:value="1197">
            <text:p>1197</text:p>
          </table:table-cell>
          <table:table-cell table:number-columns-repeated="4"/>
        </table:table-row>
        <table:table-row table:style-name="ro1">
          <table:table-cell table:style-name="ce2" office:value-type="float" office:value="488">
            <text:p>488</text:p>
          </table:table-cell>
          <table:table-cell table:style-name="ce2" office:value-type="float" office:value="952">
            <text:p>952</text:p>
          </table:table-cell>
          <table:table-cell table:formula="of:=[.A5]+[.B5]" office:value-type="float" office:value="1440">
            <text:p>1440</text:p>
          </table:table-cell>
          <table:table-cell table:number-columns-repeated="4"/>
        </table:table-row>
        <table:table-row table:style-name="ro1">
          <table:table-cell table:style-name="ce2" office:value-type="float" office:value="251">
            <text:p>251</text:p>
          </table:table-cell>
          <table:table-cell table:style-name="ce2" office:value-type="float" office:value="1198">
            <text:p>1198</text:p>
          </table:table-cell>
          <table:table-cell table:formula="of:=[.A6]+[.B6]" office:value-type="float" office:value="1449">
            <text:p>1449</text:p>
          </table:table-cell>
          <table:table-cell table:number-columns-repeated="4"/>
        </table:table-row>
        <table:table-row table:style-name="ro1">
          <table:table-cell table:style-name="ce2" office:value-type="float" office:value="865">
            <text:p>865</text:p>
          </table:table-cell>
          <table:table-cell table:style-name="ce2" office:value-type="float" office:value="917">
            <text:p>917</text:p>
          </table:table-cell>
          <table:table-cell table:formula="of:=[.A7]+[.B7]" office:value-type="float" office:value="1782">
            <text:p>1782</text:p>
          </table:table-cell>
          <table:table-cell table:number-columns-repeated="4"/>
        </table:table-row>
        <table:table-row table:style-name="ro1">
          <table:table-cell table:style-name="ce2" office:value-type="float" office:value="841">
            <text:p>841</text:p>
          </table:table-cell>
          <table:table-cell table:style-name="ce2" office:value-type="float" office:value="990">
            <text:p>990</text:p>
          </table:table-cell>
          <table:table-cell table:formula="of:=[.A8]+[.B8]" office:value-type="float" office:value="1831">
            <text:p>1831</text:p>
          </table:table-cell>
          <table:table-cell table:number-columns-repeated="4"/>
        </table:table-row>
        <table:table-row table:style-name="ro1">
          <table:table-cell table:style-name="ce2" office:value-type="float" office:value="224">
            <text:p>224</text:p>
          </table:table-cell>
          <table:table-cell table:style-name="ce2" office:value-type="float" office:value="517">
            <text:p>517</text:p>
          </table:table-cell>
          <table:table-cell table:formula="of:=[.A9]+[.B9]" office:value-type="float" office:value="741">
            <text:p>741</text:p>
          </table:table-cell>
          <table:table-cell table:number-columns-repeated="4"/>
        </table:table-row>
        <table:table-row table:style-name="ro1">
          <table:table-cell table:style-name="ce2" office:value-type="float" office:value="462">
            <text:p>462</text:p>
          </table:table-cell>
          <table:table-cell table:style-name="ce2" office:value-type="float" office:value="1079">
            <text:p>1079</text:p>
          </table:table-cell>
          <table:table-cell table:formula="of:=[.A10]+[.B10]" office:value-type="float" office:value="1541">
            <text:p>1541</text:p>
          </table:table-cell>
          <table:table-cell table:number-columns-repeated="4"/>
        </table:table-row>
        <table:table-row table:style-name="ro1">
          <table:table-cell table:style-name="ce2" office:value-type="float" office:value="401">
            <text:p>401</text:p>
          </table:table-cell>
          <table:table-cell table:style-name="ce2" office:value-type="float" office:value="745">
            <text:p>745</text:p>
          </table:table-cell>
          <table:table-cell table:formula="of:=[.A11]+[.B11]" office:value-type="float" office:value="1146">
            <text:p>1146</text:p>
          </table:table-cell>
          <table:table-cell table:number-columns-repeated="4"/>
        </table:table-row>
        <table:table-row table:style-name="ro1">
          <table:table-cell table:style-name="ce2" office:value-type="float" office:value="575">
            <text:p>575</text:p>
          </table:table-cell>
          <table:table-cell table:style-name="ce2" office:value-type="float" office:value="1698">
            <text:p>1698</text:p>
          </table:table-cell>
          <table:table-cell table:formula="of:=[.A12]+[.B12]" office:value-type="float" office:value="2273">
            <text:p>2273</text:p>
          </table:table-cell>
          <table:table-cell table:number-columns-repeated="4"/>
        </table:table-row>
        <table:table-row table:style-name="ro1">
          <table:table-cell table:style-name="ce2" office:value-type="float" office:value="586">
            <text:p>586</text:p>
          </table:table-cell>
          <table:table-cell table:style-name="ce2" office:value-type="float" office:value="1186">
            <text:p>1186</text:p>
          </table:table-cell>
          <table:table-cell table:formula="of:=[.A13]+[.B13]" office:value-type="float" office:value="1772">
            <text:p>1772</text:p>
          </table:table-cell>
          <table:table-cell table:number-columns-repeated="4"/>
        </table:table-row>
        <table:table-row table:style-name="ro1">
          <table:table-cell table:style-name="ce2" office:value-type="float" office:value="975">
            <text:p>975</text:p>
          </table:table-cell>
          <table:table-cell table:style-name="ce2" office:value-type="float" office:value="1373">
            <text:p>1373</text:p>
          </table:table-cell>
          <table:table-cell table:formula="of:=[.A14]+[.B14]" office:value-type="float" office:value="2348">
            <text:p>2348</text:p>
          </table:table-cell>
          <table:table-cell table:number-columns-repeated="4"/>
        </table:table-row>
        <table:table-row table:style-name="ro1">
          <table:table-cell table:style-name="ce2" office:value-type="float" office:value="1150">
            <text:p>1150</text:p>
          </table:table-cell>
          <table:table-cell table:style-name="ce2" office:value-type="float" office:value="597">
            <text:p>597</text:p>
          </table:table-cell>
          <table:table-cell table:formula="of:=[.A15]+[.B15]" office:value-type="float" office:value="1747">
            <text:p>1747</text:p>
          </table:table-cell>
          <table:table-cell table:number-columns-repeated="4"/>
        </table:table-row>
        <table:table-row table:style-name="ro1">
          <table:table-cell table:style-name="ce2" office:value-type="float" office:value="476">
            <text:p>476</text:p>
          </table:table-cell>
          <table:table-cell table:style-name="ce2" office:value-type="float" office:value="789">
            <text:p>789</text:p>
          </table:table-cell>
          <table:table-cell table:formula="of:=[.A16]+[.B16]" office:value-type="float" office:value="1265">
            <text:p>1265</text:p>
          </table:table-cell>
          <table:table-cell table:number-columns-repeated="4"/>
        </table:table-row>
        <table:table-row table:style-name="ro1">
          <table:table-cell table:style-name="ce2" office:value-type="float" office:value="553">
            <text:p>553</text:p>
          </table:table-cell>
          <table:table-cell table:style-name="ce2" office:value-type="float" office:value="424">
            <text:p>424</text:p>
          </table:table-cell>
          <table:table-cell table:formula="of:=[.A17]+[.B17]" office:value-type="float" office:value="977">
            <text:p>977</text:p>
          </table:table-cell>
          <table:table-cell table:number-columns-repeated="4"/>
        </table:table-row>
        <table:table-row table:style-name="ro1">
          <table:table-cell table:style-name="ce2" office:value-type="float" office:value="317">
            <text:p>317</text:p>
          </table:table-cell>
          <table:table-cell table:style-name="ce2" office:value-type="float" office:value="535">
            <text:p>535</text:p>
          </table:table-cell>
          <table:table-cell table:formula="of:=[.A18]+[.B18]" office:value-type="float" office:value="852">
            <text:p>852</text:p>
          </table:table-cell>
          <table:table-cell table:number-columns-repeated="4"/>
        </table:table-row>
        <table:table-row table:style-name="ro1">
          <table:table-cell table:style-name="ce2" office:value-type="float" office:value="899">
            <text:p>899</text:p>
          </table:table-cell>
          <table:table-cell table:style-name="ce2" office:value-type="float" office:value="1340">
            <text:p>1340</text:p>
          </table:table-cell>
          <table:table-cell table:formula="of:=[.A19]+[.B19]" office:value-type="float" office:value="2239">
            <text:p>2239</text:p>
          </table:table-cell>
          <table:table-cell table:number-columns-repeated="4"/>
        </table:table-row>
        <table:table-row table:style-name="ro1">
          <table:table-cell table:style-name="ce2" office:value-type="float" office:value="884">
            <text:p>884</text:p>
          </table:table-cell>
          <table:table-cell table:style-name="ce2" office:value-type="float" office:value="1180">
            <text:p>1180</text:p>
          </table:table-cell>
          <table:table-cell table:formula="of:=[.A20]+[.B20]" office:value-type="float" office:value="2064">
            <text:p>2064</text:p>
          </table:table-cell>
          <table:table-cell table:number-columns-repeated="4"/>
        </table:table-row>
        <table:table-row table:style-name="ro1">
          <table:table-cell table:style-name="ce2" office:value-type="float" office:value="1601">
            <text:p>1601</text:p>
          </table:table-cell>
          <table:table-cell table:style-name="ce2" office:value-type="float" office:value="1335">
            <text:p>1335</text:p>
          </table:table-cell>
          <table:table-cell table:formula="of:=[.A21]+[.B21]" office:value-type="float" office:value="2936">
            <text:p>2936</text:p>
          </table:table-cell>
          <table:table-cell/>
          <table:table-cell table:style-name="ce1" office:value-type="string">
            <text:p>COEFICIENTE DE CORRELACIÓN</text:p>
          </table:table-cell>
          <table:table-cell office:value-type="string">
            <text:p>&lt;0,5</text:p>
          </table:table-cell>
          <table:table-cell table:style-name="ce4" office:value-type="string">
            <text:p>No tenim una forta correlació lineal entre variables; 0,19 es troba molt lluny de 1</text:p>
          </table:table-cell>
        </table:table-row>
        <table:table-row table:style-name="ro1">
          <table:table-cell table:style-name="ce2" office:value-type="float" office:value="1176">
            <text:p>1176</text:p>
          </table:table-cell>
          <table:table-cell table:style-name="ce2" office:value-type="float" office:value="1625">
            <text:p>1625</text:p>
          </table:table-cell>
          <table:table-cell table:formula="of:=[.A22]+[.B22]" office:value-type="float" office:value="2801">
            <text:p>2801</text:p>
          </table:table-cell>
          <table:table-cell/>
          <table:table-cell table:formula="of:=CORREL([.A2:.A85];[.B2:.B85])" office:value-type="float" office:value="0.194359347519463">
            <text:p>0,19</text:p>
          </table:table-cell>
          <table:table-cell table:number-columns-repeated="2"/>
        </table:table-row>
        <table:table-row table:style-name="ro1">
          <table:table-cell table:style-name="ce2" office:value-type="float" office:value="283">
            <text:p>283</text:p>
          </table:table-cell>
          <table:table-cell table:style-name="ce2" office:value-type="float" office:value="249">
            <text:p>249</text:p>
          </table:table-cell>
          <table:table-cell table:formula="of:=[.A23]+[.B23]" office:value-type="float" office:value="532">
            <text:p>532</text:p>
          </table:table-cell>
          <table:table-cell table:number-columns-repeated="4"/>
        </table:table-row>
        <table:table-row table:style-name="ro1">
          <table:table-cell table:style-name="ce2" office:value-type="float" office:value="373">
            <text:p>373</text:p>
          </table:table-cell>
          <table:table-cell table:style-name="ce2" office:value-type="float" office:value="524">
            <text:p>524</text:p>
          </table:table-cell>
          <table:table-cell table:formula="of:=[.A24]+[.B24]" office:value-type="float" office:value="897">
            <text:p>897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265">
            <text:p>265</text:p>
          </table:table-cell>
          <table:table-cell table:style-name="ce2" office:value-type="float" office:value="283">
            <text:p>283</text:p>
          </table:table-cell>
          <table:table-cell table:formula="of:=[.A25]+[.B25]" office:value-type="float" office:value="548">
            <text:p>548</text:p>
          </table:table-cell>
          <table:table-cell table:number-columns-repeated="4"/>
        </table:table-row>
        <table:table-row table:style-name="ro1">
          <table:table-cell table:style-name="ce2" office:value-type="float" office:value="389">
            <text:p>389</text:p>
          </table:table-cell>
          <table:table-cell table:style-name="ce2" office:value-type="float" office:value="827">
            <text:p>827</text:p>
          </table:table-cell>
          <table:table-cell table:formula="of:=[.A26]+[.B26]" office:value-type="float" office:value="1216">
            <text:p>1216</text:p>
          </table:table-cell>
          <table:table-cell table:number-columns-repeated="4"/>
        </table:table-row>
        <table:table-row table:style-name="ro1">
          <table:table-cell table:style-name="ce2" office:value-type="float" office:value="669">
            <text:p>669</text:p>
          </table:table-cell>
          <table:table-cell table:style-name="ce2" office:value-type="float" office:value="862">
            <text:p>862</text:p>
          </table:table-cell>
          <table:table-cell table:formula="of:=[.A27]+[.B27]" office:value-type="float" office:value="1531">
            <text:p>1531</text:p>
          </table:table-cell>
          <table:table-cell table:number-columns-repeated="4"/>
        </table:table-row>
        <table:table-row table:style-name="ro1">
          <table:table-cell table:style-name="ce2" office:value-type="float" office:value="1312">
            <text:p>1312</text:p>
          </table:table-cell>
          <table:table-cell table:style-name="ce2" office:value-type="float" office:value="991">
            <text:p>991</text:p>
          </table:table-cell>
          <table:table-cell table:formula="of:=[.A28]+[.B28]" office:value-type="float" office:value="2303">
            <text:p>2303</text:p>
          </table:table-cell>
          <table:table-cell table:number-columns-repeated="4"/>
        </table:table-row>
        <table:table-row table:style-name="ro1">
          <table:table-cell table:style-name="ce2" office:value-type="float" office:value="834">
            <text:p>834</text:p>
          </table:table-cell>
          <table:table-cell table:style-name="ce2" office:value-type="float" office:value="1667">
            <text:p>1667</text:p>
          </table:table-cell>
          <table:table-cell table:formula="of:=[.A29]+[.B29]" office:value-type="float" office:value="2501">
            <text:p>2501</text:p>
          </table:table-cell>
          <table:table-cell table:number-columns-repeated="4"/>
        </table:table-row>
        <table:table-row table:style-name="ro1">
          <table:table-cell table:style-name="ce2" office:value-type="float" office:value="387">
            <text:p>387</text:p>
          </table:table-cell>
          <table:table-cell table:style-name="ce2" office:value-type="float" office:value="317">
            <text:p>317</text:p>
          </table:table-cell>
          <table:table-cell table:formula="of:=[.A30]+[.B30]" office:value-type="float" office:value="704">
            <text:p>704</text:p>
          </table:table-cell>
          <table:table-cell table:number-columns-repeated="4"/>
        </table:table-row>
        <table:table-row table:style-name="ro1">
          <table:table-cell table:style-name="ce2" office:value-type="float" office:value="588">
            <text:p>588</text:p>
          </table:table-cell>
          <table:table-cell table:style-name="ce2" office:value-type="float" office:value="540">
            <text:p>540</text:p>
          </table:table-cell>
          <table:table-cell table:formula="of:=[.A31]+[.B31]" office:value-type="float" office:value="1128">
            <text:p>1128</text:p>
          </table:table-cell>
          <table:table-cell table:number-columns-repeated="4"/>
        </table:table-row>
        <table:table-row table:style-name="ro1">
          <table:table-cell table:style-name="ce2" office:value-type="float" office:value="406">
            <text:p>406</text:p>
          </table:table-cell>
          <table:table-cell table:style-name="ce2" office:value-type="float" office:value="767">
            <text:p>767</text:p>
          </table:table-cell>
          <table:table-cell table:formula="of:=[.A32]+[.B32]" office:value-type="float" office:value="1173">
            <text:p>1173</text:p>
          </table:table-cell>
          <table:table-cell table:number-columns-repeated="4"/>
        </table:table-row>
        <table:table-row table:style-name="ro1">
          <table:table-cell table:style-name="ce2" office:value-type="float" office:value="680">
            <text:p>680</text:p>
          </table:table-cell>
          <table:table-cell table:style-name="ce2" office:value-type="float" office:value="949">
            <text:p>949</text:p>
          </table:table-cell>
          <table:table-cell table:formula="of:=[.A33]+[.B33]" office:value-type="float" office:value="1629">
            <text:p>1629</text:p>
          </table:table-cell>
          <table:table-cell table:number-columns-repeated="4"/>
        </table:table-row>
        <table:table-row table:style-name="ro1">
          <table:table-cell table:style-name="ce2" office:value-type="float" office:value="743">
            <text:p>743</text:p>
          </table:table-cell>
          <table:table-cell table:style-name="ce2" office:value-type="float" office:value="1130">
            <text:p>1130</text:p>
          </table:table-cell>
          <table:table-cell table:formula="of:=[.A34]+[.B34]" office:value-type="float" office:value="1873">
            <text:p>1873</text:p>
          </table:table-cell>
          <table:table-cell table:number-columns-repeated="4"/>
        </table:table-row>
        <table:table-row table:style-name="ro1">
          <table:table-cell table:style-name="ce2" office:value-type="float" office:value="998">
            <text:p>998</text:p>
          </table:table-cell>
          <table:table-cell table:style-name="ce2" office:value-type="float" office:value="1042">
            <text:p>1042</text:p>
          </table:table-cell>
          <table:table-cell table:formula="of:=[.A35]+[.B35]" office:value-type="float" office:value="2040">
            <text:p>2040</text:p>
          </table:table-cell>
          <table:table-cell table:number-columns-repeated="4"/>
        </table:table-row>
        <table:table-row table:style-name="ro1">
          <table:table-cell table:style-name="ce2" office:value-type="float" office:value="966">
            <text:p>966</text:p>
          </table:table-cell>
          <table:table-cell table:style-name="ce2" office:value-type="float" office:value="1134">
            <text:p>1134</text:p>
          </table:table-cell>
          <table:table-cell table:formula="of:=[.A36]+[.B36]" office:value-type="float" office:value="2100">
            <text:p>2100</text:p>
          </table:table-cell>
          <table:table-cell table:number-columns-repeated="4"/>
        </table:table-row>
        <table:table-row table:style-name="ro1">
          <table:table-cell table:style-name="ce2" office:value-type="float" office:value="502">
            <text:p>502</text:p>
          </table:table-cell>
          <table:table-cell table:style-name="ce2" office:value-type="float" office:value="246">
            <text:p>246</text:p>
          </table:table-cell>
          <table:table-cell table:formula="of:=[.A37]+[.B37]" office:value-type="float" office:value="748">
            <text:p>748</text:p>
          </table:table-cell>
          <table:table-cell table:number-columns-repeated="4"/>
        </table:table-row>
        <table:table-row table:style-name="ro1">
          <table:table-cell table:style-name="ce2" office:value-type="float" office:value="441">
            <text:p>441</text:p>
          </table:table-cell>
          <table:table-cell table:style-name="ce2" office:value-type="float" office:value="602">
            <text:p>602</text:p>
          </table:table-cell>
          <table:table-cell table:formula="of:=[.A38]+[.B38]" office:value-type="float" office:value="1043">
            <text:p>1043</text:p>
          </table:table-cell>
          <table:table-cell table:number-columns-repeated="4"/>
        </table:table-row>
        <table:table-row table:style-name="ro1">
          <table:table-cell table:style-name="ce2" office:value-type="float" office:value="320">
            <text:p>320</text:p>
          </table:table-cell>
          <table:table-cell table:style-name="ce2" office:value-type="float" office:value="890">
            <text:p>890</text:p>
          </table:table-cell>
          <table:table-cell table:formula="of:=[.A39]+[.B39]" office:value-type="float" office:value="1210">
            <text:p>1210</text:p>
          </table:table-cell>
          <table:table-cell table:number-columns-repeated="4"/>
        </table:table-row>
        <table:table-row table:style-name="ro1">
          <table:table-cell table:style-name="ce2" office:value-type="float" office:value="552">
            <text:p>552</text:p>
          </table:table-cell>
          <table:table-cell table:style-name="ce2" office:value-type="float" office:value="1463">
            <text:p>1463</text:p>
          </table:table-cell>
          <table:table-cell table:formula="of:=[.A40]+[.B40]" office:value-type="float" office:value="2015">
            <text:p>2015</text:p>
          </table:table-cell>
          <table:table-cell table:number-columns-repeated="4"/>
        </table:table-row>
        <table:table-row table:style-name="ro1">
          <table:table-cell table:style-name="ce2" office:value-type="float" office:value="963">
            <text:p>963</text:p>
          </table:table-cell>
          <table:table-cell table:style-name="ce2" office:value-type="float" office:value="1160">
            <text:p>1160</text:p>
          </table:table-cell>
          <table:table-cell table:formula="of:=[.A41]+[.B41]" office:value-type="float" office:value="2123">
            <text:p>2123</text:p>
          </table:table-cell>
          <table:table-cell table:number-columns-repeated="4"/>
        </table:table-row>
        <table:table-row table:style-name="ro1">
          <table:table-cell table:style-name="ce2" office:value-type="float" office:value="1283">
            <text:p>1283</text:p>
          </table:table-cell>
          <table:table-cell table:style-name="ce2" office:value-type="float" office:value="976">
            <text:p>976</text:p>
          </table:table-cell>
          <table:table-cell table:formula="of:=[.A42]+[.B42]" office:value-type="float" office:value="2259">
            <text:p>2259</text:p>
          </table:table-cell>
          <table:table-cell table:number-columns-repeated="4"/>
        </table:table-row>
        <table:table-row table:style-name="ro1">
          <table:table-cell table:style-name="ce2" office:value-type="float" office:value="1184">
            <text:p>1184</text:p>
          </table:table-cell>
          <table:table-cell table:style-name="ce2" office:value-type="float" office:value="703">
            <text:p>703</text:p>
          </table:table-cell>
          <table:table-cell table:formula="of:=[.A43]+[.B43]" office:value-type="float" office:value="1887">
            <text:p>1887</text:p>
          </table:table-cell>
          <table:table-cell table:number-columns-repeated="4"/>
        </table:table-row>
        <table:table-row table:style-name="ro1">
          <table:table-cell table:style-name="ce2" office:value-type="float" office:value="613">
            <text:p>613</text:p>
          </table:table-cell>
          <table:table-cell table:style-name="ce2" office:value-type="float" office:value="231">
            <text:p>231</text:p>
          </table:table-cell>
          <table:table-cell table:formula="of:=[.A44]+[.B44]" office:value-type="float" office:value="844">
            <text:p>844</text:p>
          </table:table-cell>
          <table:table-cell table:number-columns-repeated="4"/>
        </table:table-row>
        <table:table-row table:style-name="ro1">
          <table:table-cell table:style-name="ce2" office:value-type="float" office:value="631">
            <text:p>631</text:p>
          </table:table-cell>
          <table:table-cell table:style-name="ce2" office:value-type="float" office:value="511">
            <text:p>511</text:p>
          </table:table-cell>
          <table:table-cell table:formula="of:=[.A45]+[.B45]" office:value-type="float" office:value="1142">
            <text:p>1142</text:p>
          </table:table-cell>
          <table:table-cell table:number-columns-repeated="4"/>
        </table:table-row>
        <table:table-row table:style-name="ro1">
          <table:table-cell table:style-name="ce2" office:value-type="float" office:value="243">
            <text:p>243</text:p>
          </table:table-cell>
          <table:table-cell table:style-name="ce2" office:value-type="float" office:value="679">
            <text:p>679</text:p>
          </table:table-cell>
          <table:table-cell table:formula="of:=[.A46]+[.B46]" office:value-type="float" office:value="922">
            <text:p>922</text:p>
          </table:table-cell>
          <table:table-cell table:number-columns-repeated="4"/>
        </table:table-row>
        <table:table-row table:style-name="ro1">
          <table:table-cell table:style-name="ce2" office:value-type="float" office:value="766">
            <text:p>766</text:p>
          </table:table-cell>
          <table:table-cell table:style-name="ce2" office:value-type="float" office:value="1308">
            <text:p>1308</text:p>
          </table:table-cell>
          <table:table-cell table:formula="of:=[.A47]+[.B47]" office:value-type="float" office:value="2074">
            <text:p>2074</text:p>
          </table:table-cell>
          <table:table-cell table:number-columns-repeated="4"/>
        </table:table-row>
        <table:table-row table:style-name="ro1">
          <table:table-cell table:style-name="ce2" office:value-type="float" office:value="1067">
            <text:p>1067</text:p>
          </table:table-cell>
          <table:table-cell table:style-name="ce2" office:value-type="float" office:value="847">
            <text:p>847</text:p>
          </table:table-cell>
          <table:table-cell table:formula="of:=[.A48]+[.B48]" office:value-type="float" office:value="1914">
            <text:p>1914</text:p>
          </table:table-cell>
          <table:table-cell table:number-columns-repeated="4"/>
        </table:table-row>
        <table:table-row table:style-name="ro1">
          <table:table-cell table:style-name="ce2" office:value-type="float" office:value="934">
            <text:p>934</text:p>
          </table:table-cell>
          <table:table-cell table:style-name="ce2" office:value-type="float" office:value="735">
            <text:p>735</text:p>
          </table:table-cell>
          <table:table-cell table:formula="of:=[.A49]+[.B49]" office:value-type="float" office:value="1669">
            <text:p>1669</text:p>
          </table:table-cell>
          <table:table-cell table:number-columns-repeated="4"/>
        </table:table-row>
        <table:table-row table:style-name="ro1">
          <table:table-cell table:style-name="ce2" office:value-type="float" office:value="1332">
            <text:p>1332</text:p>
          </table:table-cell>
          <table:table-cell table:style-name="ce2" office:value-type="float" office:value="592">
            <text:p>592</text:p>
          </table:table-cell>
          <table:table-cell table:formula="of:=[.A50]+[.B50]" office:value-type="float" office:value="1924">
            <text:p>1924</text:p>
          </table:table-cell>
          <table:table-cell table:number-columns-repeated="4"/>
        </table:table-row>
        <table:table-row table:style-name="ro1">
          <table:table-cell table:style-name="ce2" office:value-type="float" office:value="441">
            <text:p>441</text:p>
          </table:table-cell>
          <table:table-cell table:style-name="ce2" office:value-type="float" office:value="292">
            <text:p>292</text:p>
          </table:table-cell>
          <table:table-cell table:formula="of:=[.A51]+[.B51]" office:value-type="float" office:value="733">
            <text:p>733</text:p>
          </table:table-cell>
          <table:table-cell table:number-columns-repeated="4"/>
        </table:table-row>
        <table:table-row table:style-name="ro1">
          <table:table-cell table:style-name="ce2" office:value-type="float" office:value="623">
            <text:p>623</text:p>
          </table:table-cell>
          <table:table-cell table:style-name="ce2" office:value-type="float" office:value="572">
            <text:p>572</text:p>
          </table:table-cell>
          <table:table-cell table:formula="of:=[.A52]+[.B52]" office:value-type="float" office:value="1195">
            <text:p>1195</text:p>
          </table:table-cell>
          <table:table-cell table:number-columns-repeated="4"/>
        </table:table-row>
        <table:table-row table:style-name="ro1">
          <table:table-cell table:style-name="ce2" office:value-type="float" office:value="245">
            <text:p>245</text:p>
          </table:table-cell>
          <table:table-cell table:style-name="ce2" office:value-type="float" office:value="743">
            <text:p>743</text:p>
          </table:table-cell>
          <table:table-cell table:formula="of:=[.A53]+[.B53]" office:value-type="float" office:value="988">
            <text:p>988</text:p>
          </table:table-cell>
          <table:table-cell table:number-columns-repeated="4"/>
        </table:table-row>
        <table:table-row table:style-name="ro1">
          <table:table-cell table:style-name="ce2" office:value-type="float" office:value="377">
            <text:p>377</text:p>
          </table:table-cell>
          <table:table-cell table:style-name="ce2" office:value-type="float" office:value="998">
            <text:p>998</text:p>
          </table:table-cell>
          <table:table-cell table:formula="of:=[.A54]+[.B54]" office:value-type="float" office:value="1375">
            <text:p>1375</text:p>
          </table:table-cell>
          <table:table-cell table:number-columns-repeated="4"/>
        </table:table-row>
        <table:table-row table:style-name="ro1">
          <table:table-cell table:style-name="ce2" office:value-type="float" office:value="372">
            <text:p>372</text:p>
          </table:table-cell>
          <table:table-cell table:style-name="ce2" office:value-type="float" office:value="945">
            <text:p>945</text:p>
          </table:table-cell>
          <table:table-cell table:formula="of:=[.A55]+[.B55]" office:value-type="float" office:value="1317">
            <text:p>1317</text:p>
          </table:table-cell>
          <table:table-cell table:number-columns-repeated="4"/>
        </table:table-row>
        <table:table-row table:style-name="ro1">
          <table:table-cell table:style-name="ce2" office:value-type="float" office:value="506">
            <text:p>506</text:p>
          </table:table-cell>
          <table:table-cell table:style-name="ce2" office:value-type="float" office:value="1359">
            <text:p>1359</text:p>
          </table:table-cell>
          <table:table-cell table:formula="of:=[.A56]+[.B56]" office:value-type="float" office:value="1865">
            <text:p>1865</text:p>
          </table:table-cell>
          <table:table-cell table:number-columns-repeated="4"/>
        </table:table-row>
        <table:table-row table:style-name="ro1">
          <table:table-cell table:style-name="ce2" office:value-type="float" office:value="395">
            <text:p>395</text:p>
          </table:table-cell>
          <table:table-cell table:style-name="ce2" office:value-type="float" office:value="540">
            <text:p>540</text:p>
          </table:table-cell>
          <table:table-cell table:formula="of:=[.A57]+[.B57]" office:value-type="float" office:value="935">
            <text:p>935</text:p>
          </table:table-cell>
          <table:table-cell table:number-columns-repeated="4"/>
        </table:table-row>
        <table:table-row table:style-name="ro1">
          <table:table-cell table:style-name="ce2" office:value-type="float" office:value="279">
            <text:p>279</text:p>
          </table:table-cell>
          <table:table-cell table:style-name="ce2" office:value-type="float" office:value="211">
            <text:p>211</text:p>
          </table:table-cell>
          <table:table-cell table:formula="of:=[.A58]+[.B58]" office:value-type="float" office:value="490">
            <text:p>490</text:p>
          </table:table-cell>
          <table:table-cell table:number-columns-repeated="4"/>
        </table:table-row>
        <table:table-row table:style-name="ro1">
          <table:table-cell table:style-name="ce2" office:value-type="float" office:value="806">
            <text:p>806</text:p>
          </table:table-cell>
          <table:table-cell table:style-name="ce2" office:value-type="float" office:value="663">
            <text:p>663</text:p>
          </table:table-cell>
          <table:table-cell table:formula="of:=[.A59]+[.B59]" office:value-type="float" office:value="1469">
            <text:p>1469</text:p>
          </table:table-cell>
          <table:table-cell table:number-columns-repeated="4"/>
        </table:table-row>
        <table:table-row table:style-name="ro1">
          <table:table-cell table:style-name="ce2" office:value-type="float" office:value="325">
            <text:p>325</text:p>
          </table:table-cell>
          <table:table-cell table:style-name="ce2" office:value-type="float" office:value="996">
            <text:p>996</text:p>
          </table:table-cell>
          <table:table-cell table:formula="of:=[.A60]+[.B60]" office:value-type="float" office:value="1321">
            <text:p>1321</text:p>
          </table:table-cell>
          <table:table-cell table:number-columns-repeated="4"/>
        </table:table-row>
        <table:table-row table:style-name="ro1">
          <table:table-cell table:style-name="ce2" office:value-type="float" office:value="401">
            <text:p>401</text:p>
          </table:table-cell>
          <table:table-cell table:style-name="ce2" office:value-type="float" office:value="1271">
            <text:p>1271</text:p>
          </table:table-cell>
          <table:table-cell table:formula="of:=[.A61]+[.B61]" office:value-type="float" office:value="1672">
            <text:p>1672</text:p>
          </table:table-cell>
          <table:table-cell table:number-columns-repeated="4"/>
        </table:table-row>
        <table:table-row table:style-name="ro1">
          <table:table-cell table:style-name="ce2" office:value-type="float" office:value="788">
            <text:p>788</text:p>
          </table:table-cell>
          <table:table-cell table:style-name="ce2" office:value-type="float" office:value="1127">
            <text:p>1127</text:p>
          </table:table-cell>
          <table:table-cell table:formula="of:=[.A62]+[.B62]" office:value-type="float" office:value="1915">
            <text:p>1915</text:p>
          </table:table-cell>
          <table:table-cell table:number-columns-repeated="4"/>
        </table:table-row>
        <table:table-row table:style-name="ro1">
          <table:table-cell table:style-name="ce2" office:value-type="float" office:value="569">
            <text:p>569</text:p>
          </table:table-cell>
          <table:table-cell table:style-name="ce2" office:value-type="float" office:value="814">
            <text:p>814</text:p>
          </table:table-cell>
          <table:table-cell table:formula="of:=[.A63]+[.B63]" office:value-type="float" office:value="1383">
            <text:p>1383</text:p>
          </table:table-cell>
          <table:table-cell table:number-columns-repeated="4"/>
        </table:table-row>
        <table:table-row table:style-name="ro1">
          <table:table-cell table:style-name="ce2" office:value-type="float" office:value="971">
            <text:p>971</text:p>
          </table:table-cell>
          <table:table-cell table:style-name="ce2" office:value-type="float" office:value="198">
            <text:p>198</text:p>
          </table:table-cell>
          <table:table-cell table:formula="of:=[.A64]+[.B64]" office:value-type="float" office:value="1169">
            <text:p>1169</text:p>
          </table:table-cell>
          <table:table-cell table:number-columns-repeated="4"/>
        </table:table-row>
        <table:table-row table:style-name="ro1">
          <table:table-cell table:style-name="ce2" office:value-type="float" office:value="280">
            <text:p>280</text:p>
          </table:table-cell>
          <table:table-cell table:style-name="ce2" office:value-type="float" office:value="293">
            <text:p>293</text:p>
          </table:table-cell>
          <table:table-cell table:formula="of:=[.A65]+[.B65]" office:value-type="float" office:value="573">
            <text:p>573</text:p>
          </table:table-cell>
          <table:table-cell table:number-columns-repeated="4"/>
        </table:table-row>
        <table:table-row table:style-name="ro1">
          <table:table-cell table:style-name="ce2" office:value-type="float" office:value="549">
            <text:p>549</text:p>
          </table:table-cell>
          <table:table-cell table:style-name="ce2" office:value-type="float" office:value="835">
            <text:p>835</text:p>
          </table:table-cell>
          <table:table-cell table:formula="of:=[.A66]+[.B66]" office:value-type="float" office:value="1384">
            <text:p>1384</text:p>
          </table:table-cell>
          <table:table-cell table:number-columns-repeated="4"/>
        </table:table-row>
        <table:table-row table:style-name="ro1">
          <table:table-cell table:style-name="ce2" office:value-type="float" office:value="300">
            <text:p>300</text:p>
          </table:table-cell>
          <table:table-cell table:style-name="ce2" office:value-type="float" office:value="1067">
            <text:p>1067</text:p>
          </table:table-cell>
          <table:table-cell table:formula="of:=[.A67]+[.B67]" office:value-type="float" office:value="1367">
            <text:p>1367</text:p>
          </table:table-cell>
          <table:table-cell table:number-columns-repeated="4"/>
        </table:table-row>
        <table:table-row table:style-name="ro1">
          <table:table-cell table:style-name="ce2" office:value-type="float" office:value="493">
            <text:p>493</text:p>
          </table:table-cell>
          <table:table-cell table:style-name="ce2" office:value-type="float" office:value="990">
            <text:p>990</text:p>
          </table:table-cell>
          <table:table-cell table:formula="of:=[.A68]+[.B68]" office:value-type="float" office:value="1483">
            <text:p>1483</text:p>
          </table:table-cell>
          <table:table-cell table:number-columns-repeated="4"/>
        </table:table-row>
        <table:table-row table:style-name="ro1">
          <table:table-cell table:style-name="ce2" office:value-type="float" office:value="924">
            <text:p>924</text:p>
          </table:table-cell>
          <table:table-cell table:style-name="ce2" office:value-type="float" office:value="1204">
            <text:p>1204</text:p>
          </table:table-cell>
          <table:table-cell table:formula="of:=[.A69]+[.B69]" office:value-type="float" office:value="2128">
            <text:p>2128</text:p>
          </table:table-cell>
          <table:table-cell table:number-columns-repeated="4"/>
        </table:table-row>
        <table:table-row table:style-name="ro1">
          <table:table-cell table:style-name="ce2" office:value-type="float" office:value="1139">
            <text:p>1139</text:p>
          </table:table-cell>
          <table:table-cell table:style-name="ce2" office:value-type="float" office:value="1109">
            <text:p>1109</text:p>
          </table:table-cell>
          <table:table-cell table:formula="of:=[.A70]+[.B70]" office:value-type="float" office:value="2248">
            <text:p>2248</text:p>
          </table:table-cell>
          <table:table-cell table:number-columns-repeated="4"/>
        </table:table-row>
        <table:table-row table:style-name="ro1">
          <table:table-cell table:style-name="ce2" office:value-type="float" office:value="910">
            <text:p>910</text:p>
          </table:table-cell>
          <table:table-cell table:style-name="ce2" office:value-type="float" office:value="583">
            <text:p>583</text:p>
          </table:table-cell>
          <table:table-cell table:formula="of:=[.A71]+[.B71]" office:value-type="float" office:value="1493">
            <text:p>1493</text:p>
          </table:table-cell>
          <table:table-cell table:number-columns-repeated="4"/>
        </table:table-row>
        <table:table-row table:style-name="ro1">
          <table:table-cell table:style-name="ce2" office:value-type="float" office:value="809">
            <text:p>809</text:p>
          </table:table-cell>
          <table:table-cell table:style-name="ce2" office:value-type="float" office:value="256">
            <text:p>256</text:p>
          </table:table-cell>
          <table:table-cell table:formula="of:=[.A72]+[.B72]" office:value-type="float" office:value="1065">
            <text:p>1065</text:p>
          </table:table-cell>
          <table:table-cell table:number-columns-repeated="4"/>
        </table:table-row>
        <table:table-row table:style-name="ro1">
          <table:table-cell table:style-name="ce2" office:value-type="float" office:value="517">
            <text:p>517</text:p>
          </table:table-cell>
          <table:table-cell table:style-name="ce2" office:value-type="float" office:value="431">
            <text:p>431</text:p>
          </table:table-cell>
          <table:table-cell table:formula="of:=[.A73]+[.B73]" office:value-type="float" office:value="948">
            <text:p>948</text:p>
          </table:table-cell>
          <table:table-cell table:number-columns-repeated="4"/>
        </table:table-row>
        <table:table-row table:style-name="ro1">
          <table:table-cell table:style-name="ce2" office:value-type="float" office:value="1185">
            <text:p>1185</text:p>
          </table:table-cell>
          <table:table-cell table:style-name="ce2" office:value-type="float" office:value="414">
            <text:p>414</text:p>
          </table:table-cell>
          <table:table-cell table:formula="of:=[.A74]+[.B74]" office:value-type="float" office:value="1599">
            <text:p>1599</text:p>
          </table:table-cell>
          <table:table-cell table:number-columns-repeated="4"/>
        </table:table-row>
        <table:table-row table:style-name="ro1">
          <table:table-cell table:style-name="ce2" office:value-type="float" office:value="770">
            <text:p>770</text:p>
          </table:table-cell>
          <table:table-cell table:style-name="ce2" office:value-type="float" office:value="548">
            <text:p>548</text:p>
          </table:table-cell>
          <table:table-cell table:formula="of:=[.A75]+[.B75]" office:value-type="float" office:value="1318">
            <text:p>1318</text:p>
          </table:table-cell>
          <table:table-cell table:number-columns-repeated="4"/>
        </table:table-row>
        <table:table-row table:style-name="ro1">
          <table:table-cell table:style-name="ce2" office:value-type="float" office:value="1314">
            <text:p>1314</text:p>
          </table:table-cell>
          <table:table-cell table:style-name="ce2" office:value-type="float" office:value="543">
            <text:p>543</text:p>
          </table:table-cell>
          <table:table-cell table:formula="of:=[.A76]+[.B76]" office:value-type="float" office:value="1857">
            <text:p>1857</text:p>
          </table:table-cell>
          <table:table-cell table:number-columns-repeated="4"/>
        </table:table-row>
        <table:table-row table:style-name="ro1">
          <table:table-cell table:style-name="ce2" office:value-type="float" office:value="1112">
            <text:p>1112</text:p>
          </table:table-cell>
          <table:table-cell table:style-name="ce2" office:value-type="float" office:value="854">
            <text:p>854</text:p>
          </table:table-cell>
          <table:table-cell table:formula="of:=[.A77]+[.B77]" office:value-type="float" office:value="1966">
            <text:p>1966</text:p>
          </table:table-cell>
          <table:table-cell table:number-columns-repeated="4"/>
        </table:table-row>
        <table:table-row table:style-name="ro1">
          <table:table-cell table:style-name="ce2" office:value-type="float" office:value="1363">
            <text:p>1363</text:p>
          </table:table-cell>
          <table:table-cell table:style-name="ce2" office:value-type="float" office:value="438">
            <text:p>438</text:p>
          </table:table-cell>
          <table:table-cell table:formula="of:=[.A78]+[.B78]" office:value-type="float" office:value="1801">
            <text:p>1801</text:p>
          </table:table-cell>
          <table:table-cell table:number-columns-repeated="4"/>
        </table:table-row>
        <table:table-row table:style-name="ro1">
          <table:table-cell table:style-name="ce2" office:value-type="float" office:value="783">
            <text:p>783</text:p>
          </table:table-cell>
          <table:table-cell table:style-name="ce2" office:value-type="float" office:value="242">
            <text:p>242</text:p>
          </table:table-cell>
          <table:table-cell table:formula="of:=[.A79]+[.B79]" office:value-type="float" office:value="1025">
            <text:p>1025</text:p>
          </table:table-cell>
          <table:table-cell table:number-columns-repeated="4"/>
        </table:table-row>
        <table:table-row table:style-name="ro1">
          <table:table-cell table:style-name="ce2" office:value-type="float" office:value="811">
            <text:p>811</text:p>
          </table:table-cell>
          <table:table-cell table:style-name="ce2" office:value-type="float" office:value="613">
            <text:p>613</text:p>
          </table:table-cell>
          <table:table-cell table:formula="of:=[.A80]+[.B80]" office:value-type="float" office:value="1424">
            <text:p>1424</text:p>
          </table:table-cell>
          <table:table-cell table:number-columns-repeated="4"/>
        </table:table-row>
        <table:table-row table:style-name="ro1">
          <table:table-cell table:style-name="ce2" office:value-type="float" office:value="470">
            <text:p>470</text:p>
          </table:table-cell>
          <table:table-cell table:style-name="ce2" office:value-type="float" office:value="945">
            <text:p>945</text:p>
          </table:table-cell>
          <table:table-cell table:formula="of:=[.A81]+[.B81]" office:value-type="float" office:value="1415">
            <text:p>1415</text:p>
          </table:table-cell>
          <table:table-cell table:number-columns-repeated="4"/>
        </table:table-row>
        <table:table-row table:style-name="ro1">
          <table:table-cell table:style-name="ce2" office:value-type="float" office:value="436">
            <text:p>436</text:p>
          </table:table-cell>
          <table:table-cell table:style-name="ce2" office:value-type="float" office:value="752">
            <text:p>752</text:p>
          </table:table-cell>
          <table:table-cell table:formula="of:=[.A82]+[.B82]" office:value-type="float" office:value="1188">
            <text:p>1188</text:p>
          </table:table-cell>
          <table:table-cell table:number-columns-repeated="4"/>
        </table:table-row>
        <table:table-row table:style-name="ro1">
          <table:table-cell table:style-name="ce2" office:value-type="float" office:value="1265">
            <text:p>1265</text:p>
          </table:table-cell>
          <table:table-cell table:style-name="ce2" office:value-type="float" office:value="939">
            <text:p>939</text:p>
          </table:table-cell>
          <table:table-cell table:formula="of:=[.A83]+[.B83]" office:value-type="float" office:value="2204">
            <text:p>2204</text:p>
          </table:table-cell>
          <table:table-cell table:number-columns-repeated="4"/>
        </table:table-row>
        <table:table-row table:style-name="ro1">
          <table:table-cell table:style-name="ce2" office:value-type="float" office:value="1351">
            <text:p>1351</text:p>
          </table:table-cell>
          <table:table-cell table:style-name="ce2" office:value-type="float" office:value="827">
            <text:p>827</text:p>
          </table:table-cell>
          <table:table-cell table:formula="of:=[.A84]+[.B84]" office:value-type="float" office:value="2178">
            <text:p>2178</text:p>
          </table:table-cell>
          <table:table-cell table:number-columns-repeated="4"/>
        </table:table-row>
        <table:table-row table:style-name="ro1">
          <table:table-cell table:style-name="ce2" office:value-type="float" office:value="1350">
            <text:p>1350</text:p>
          </table:table-cell>
          <table:table-cell table:style-name="ce2" office:value-type="float" office:value="774">
            <text:p>774</text:p>
          </table:table-cell>
          <table:table-cell table:formula="of:=[.A85]+[.B85]" office:value-type="float" office:value="2124">
            <text:p>2124</text:p>
          </table:table-cell>
          <table:table-cell table:number-columns-repeated="4"/>
        </table:table-row>
        <table:table-row table:style-name="ro1">
          <table:table-cell table:formula="of:=SUM([.A2:.A85])" office:value-type="float" office:value="58599">
            <text:p>58599</text:p>
          </table:table-cell>
          <table:table-cell table:formula="of:=SUM([.B2:.B85])" office:value-type="float" office:value="67968">
            <text:p>67968</text:p>
          </table:table-cell>
          <table:table-cell table:formula="of:=SUM([.C2:.C85])" office:value-type="float" office:value="126567">
            <text:p>126567</text:p>
          </table:table-cell>
          <table:table-cell table:style-name="ce1" office:value-type="string">
            <text:p>SUMA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2">
          <table:table-cell table:style-name="ce1" office:value-type="string">
            <text:p>Coeficiente de contingencia</text:p>
          </table:table-cell>
          <table:table-cell table:number-columns-repeated="2"/>
          <table:table-cell table:style-name="ce1" office:value-type="string">
            <text:p>Una vez obtenido eij debemos calcular los cocientes para</text:p>
          </table:table-cell>
          <table:table-cell table:number-columns-repeated="3"/>
        </table:table-row>
        <table:table-row table:style-name="ro2">
          <table:table-cell table:style-name="ce1" office:value-type="string">
            <text:p>eij (frecuencias teóricas)</text:p>
          </table:table-cell>
          <table:table-cell table:number-columns-repeated="2"/>
          <table:table-cell table:style-name="ce1" office:value-type="string">
            <text:p>poder calcular en el próximo paso xi- cuadrado: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formula="of:=[.A$86]*[.$C2]/[.$C$86]" office:value-type="float" office:value="426.411932020195">
            <text:p>426,41</text:p>
          </table:table-cell>
          <table:table-cell table:formula="of:=[.B$86]*[.$C2]/[.$C$86]" office:value-type="float" office:value="494.588067979805">
            <text:p>494,59</text:p>
          </table:table-cell>
          <table:table-cell/>
          <table:table-cell table:formula="of:=([.A2]-[.A94])^2/[.A94]" office:value-type="float" office:value="5.49636392871147">
            <text:p>5,5</text:p>
          </table:table-cell>
          <table:table-cell table:style-name="ce3" table:formula="of:=([.B2]-[.B94])^2/[.B94]" office:value-type="float" office:value="4.73872160220344">
            <text:p>4,74</text:p>
          </table:table-cell>
          <table:table-cell table:number-columns-repeated="2"/>
        </table:table-row>
        <table:table-row table:style-name="ro1">
          <table:table-cell table:formula="of:=[.A$86]*[.$C3]/[.$C$86]" office:value-type="float" office:value="315.294816184313">
            <text:p>315,29</text:p>
          </table:table-cell>
          <table:table-cell table:formula="of:=[.B$86]*[.$C3]/[.$C$86]" office:value-type="float" office:value="365.705183815687">
            <text:p>365,71</text:p>
          </table:table-cell>
          <table:table-cell/>
          <table:table-cell table:formula="of:=([.A3]-[.A95])^2/[.A95]" office:value-type="float" office:value="11.6878526158263">
            <text:p>11,69</text:p>
          </table:table-cell>
          <table:table-cell table:style-name="ce3" table:formula="of:=([.B3]-[.B95])^2/[.B95]" office:value-type="float" office:value="10.0767489912136">
            <text:p>10,08</text:p>
          </table:table-cell>
          <table:table-cell table:number-columns-repeated="2"/>
        </table:table-row>
        <table:table-row table:style-name="ro1">
          <table:table-cell table:formula="of:=[.A$86]*[.$C4]/[.$C$86]" office:value-type="float" office:value="554.196615231458">
            <text:p>554,2</text:p>
          </table:table-cell>
          <table:table-cell table:formula="of:=[.B$86]*[.$C4]/[.$C$86]" office:value-type="float" office:value="642.803384768542">
            <text:p>642,8</text:p>
          </table:table-cell>
          <table:table-cell/>
          <table:table-cell table:formula="of:=([.A4]-[.A96])^2/[.A96]" office:value-type="float" office:value="269.124389281851">
            <text:p>269,12</text:p>
          </table:table-cell>
          <table:table-cell table:style-name="ce3" table:formula="of:=([.B4]-[.B96])^2/[.B96]" office:value-type="float" office:value="232.027131702083">
            <text:p>232,03</text:p>
          </table:table-cell>
          <table:table-cell table:number-columns-repeated="2"/>
        </table:table-row>
        <table:table-row table:style-name="ro1">
          <table:table-cell table:formula="of:=[.A$86]*[.$C5]/[.$C$86]" office:value-type="float" office:value="666.702695015288">
            <text:p>666,7</text:p>
          </table:table-cell>
          <table:table-cell table:formula="of:=[.B$86]*[.$C5]/[.$C$86]" office:value-type="float" office:value="773.297304984712">
            <text:p>773,3</text:p>
          </table:table-cell>
          <table:table-cell/>
          <table:table-cell table:formula="of:=([.A5]-[.A97])^2/[.A97]" office:value-type="float" office:value="47.8993912046431">
            <text:p>47,9</text:p>
          </table:table-cell>
          <table:table-cell table:style-name="ce3" table:formula="of:=([.B5]-[.B97])^2/[.B97]" office:value-type="float" office:value="41.2967341278378">
            <text:p>41,3</text:p>
          </table:table-cell>
          <table:table-cell table:number-columns-repeated="2"/>
        </table:table-row>
        <table:table-row table:style-name="ro1">
          <table:table-cell table:formula="of:=[.A$86]*[.$C6]/[.$C$86]" office:value-type="float" office:value="670.869586859134">
            <text:p>670,87</text:p>
          </table:table-cell>
          <table:table-cell table:formula="of:=[.B$86]*[.$C6]/[.$C$86]" office:value-type="float" office:value="778.130413140866">
            <text:p>778,13</text:p>
          </table:table-cell>
          <table:table-cell/>
          <table:table-cell table:formula="of:=([.A6]-[.A98])^2/[.A98]" office:value-type="float" office:value="262.77904591653">
            <text:p>262,78</text:p>
          </table:table-cell>
          <table:table-cell table:style-name="ce3" table:formula="of:=([.B6]-[.B98])^2/[.B98]" office:value-type="float" office:value="226.556457622156">
            <text:p>226,56</text:p>
          </table:table-cell>
          <table:table-cell table:number-columns-repeated="2"/>
        </table:table-row>
        <table:table-row table:style-name="ro1">
          <table:table-cell table:formula="of:=[.A$86]*[.$C7]/[.$C$86]" office:value-type="float" office:value="825.044585081419">
            <text:p>825,04</text:p>
          </table:table-cell>
          <table:table-cell table:formula="of:=[.B$86]*[.$C7]/[.$C$86]" office:value-type="float" office:value="956.955414918581">
            <text:p>956,96</text:p>
          </table:table-cell>
          <table:table-cell/>
          <table:table-cell table:formula="of:=([.A7]-[.A99])^2/[.A99]" office:value-type="float" office:value="1.93496837647677">
            <text:p>1,93</text:p>
          </table:table-cell>
          <table:table-cell table:style-name="ce3" table:formula="of:=([.B7]-[.B99])^2/[.B99]" office:value-type="float" office:value="1.66824405445448">
            <text:p>1,67</text:p>
          </table:table-cell>
          <table:table-cell table:number-columns-repeated="2"/>
        </table:table-row>
        <table:table-row table:style-name="ro1">
          <table:table-cell table:formula="of:=[.A$86]*[.$C8]/[.$C$86]" office:value-type="float" office:value="847.730996231245">
            <text:p>847,73</text:p>
          </table:table-cell>
          <table:table-cell table:formula="of:=[.B$86]*[.$C8]/[.$C$86]" office:value-type="float" office:value="983.269003768755">
            <text:p>983,27</text:p>
          </table:table-cell>
          <table:table-cell/>
          <table:table-cell table:formula="of:=([.A8]-[.A100])^2/[.A100]" office:value-type="float" office:value="0.0534442063183407">
            <text:p>0,05</text:p>
          </table:table-cell>
          <table:table-cell table:style-name="ce3" table:formula="of:=([.B8]-[.B100])^2/[.B100]" office:value-type="float" office:value="0.0460772281963343">
            <text:p>0,05</text:p>
          </table:table-cell>
          <table:table-cell table:number-columns-repeated="2"/>
        </table:table-row>
        <table:table-row table:style-name="ro1">
          <table:table-cell table:formula="of:=[.A$86]*[.$C9]/[.$C$86]" office:value-type="float" office:value="343.074095143284">
            <text:p>343,07</text:p>
          </table:table-cell>
          <table:table-cell table:formula="of:=[.B$86]*[.$C9]/[.$C$86]" office:value-type="float" office:value="397.925904856716">
            <text:p>397,93</text:p>
          </table:table-cell>
          <table:table-cell/>
          <table:table-cell table:formula="of:=([.A9]-[.A101])^2/[.A101]" office:value-type="float" office:value="41.3282154931288">
            <text:p>41,33</text:p>
          </table:table-cell>
          <table:table-cell table:style-name="ce3" table:formula="of:=([.B9]-[.B101])^2/[.B101]" office:value-type="float" office:value="35.6313573988032">
            <text:p>35,63</text:p>
          </table:table-cell>
          <table:table-cell table:number-columns-repeated="2"/>
        </table:table-row>
        <table:table-row table:style-name="ro1">
          <table:table-cell table:formula="of:=[.A$86]*[.$C10]/[.$C$86]" office:value-type="float" office:value="713.464481262888">
            <text:p>713,46</text:p>
          </table:table-cell>
          <table:table-cell table:formula="of:=[.B$86]*[.$C10]/[.$C$86]" office:value-type="float" office:value="827.535518737112">
            <text:p>827,54</text:p>
          </table:table-cell>
          <table:table-cell/>
          <table:table-cell table:formula="of:=([.A10]-[.A102])^2/[.A102]" office:value-type="float" office:value="88.6300397531825">
            <text:p>88,63</text:p>
          </table:table-cell>
          <table:table-cell table:style-name="ce3" table:formula="of:=([.B10]-[.B102])^2/[.B102]" office:value-type="float" office:value="76.4128957670778">
            <text:p>76,41</text:p>
          </table:table-cell>
          <table:table-cell table:number-columns-repeated="2"/>
        </table:table-row>
        <table:table-row table:style-name="ro1">
          <table:table-cell table:formula="of:=[.A$86]*[.$C11]/[.$C$86]" office:value-type="float" office:value="530.584228116334">
            <text:p>530,58</text:p>
          </table:table-cell>
          <table:table-cell table:formula="of:=[.B$86]*[.$C11]/[.$C$86]" office:value-type="float" office:value="615.415771883666">
            <text:p>615,42</text:p>
          </table:table-cell>
          <table:table-cell/>
          <table:table-cell table:formula="of:=([.A11]-[.A103])^2/[.A103]" office:value-type="float" office:value="31.6482686191423">
            <text:p>31,65</text:p>
          </table:table-cell>
          <table:table-cell table:style-name="ce3" table:formula="of:=([.B11]-[.B103])^2/[.B103]" office:value-type="float" office:value="27.2857358288182">
            <text:p>27,29</text:p>
          </table:table-cell>
          <table:table-cell table:number-columns-repeated="2"/>
        </table:table-row>
        <table:table-row table:style-name="ro1">
          <table:table-cell table:formula="of:=[.A$86]*[.$C12]/[.$C$86]" office:value-type="float" office:value="1052.37168456233">
            <text:p>1052,37</text:p>
          </table:table-cell>
          <table:table-cell table:formula="of:=[.B$86]*[.$C12]/[.$C$86]" office:value-type="float" office:value="1220.62831543767">
            <text:p>1220,63</text:p>
          </table:table-cell>
          <table:table-cell/>
          <table:table-cell table:formula="of:=([.A12]-[.A104])^2/[.A104]" office:value-type="float" office:value="216.543003355937">
            <text:p>216,54</text:p>
          </table:table-cell>
          <table:table-cell table:style-name="ce3" table:formula="of:=([.B12]-[.B104])^2/[.B104]" office:value-type="float" office:value="186.693789042705">
            <text:p>186,69</text:p>
          </table:table-cell>
          <table:table-cell table:number-columns-repeated="2"/>
        </table:table-row>
        <table:table-row table:style-name="ro1">
          <table:table-cell table:formula="of:=[.A$86]*[.$C13]/[.$C$86]" office:value-type="float" office:value="820.414705254924">
            <text:p>820,41</text:p>
          </table:table-cell>
          <table:table-cell table:formula="of:=[.B$86]*[.$C13]/[.$C$86]" office:value-type="float" office:value="951.585294745076">
            <text:p>951,59</text:p>
          </table:table-cell>
          <table:table-cell/>
          <table:table-cell table:formula="of:=([.A13]-[.A105])^2/[.A105]" office:value-type="float" office:value="66.9786312797484">
            <text:p>66,98</text:p>
          </table:table-cell>
          <table:table-cell table:style-name="ce3" table:formula="of:=([.B13]-[.B105])^2/[.B105]" office:value-type="float" office:value="57.7460100983106">
            <text:p>57,75</text:p>
          </table:table-cell>
          <table:table-cell table:number-columns-repeated="2"/>
        </table:table-row>
        <table:table-row table:style-name="ro1">
          <table:table-cell table:formula="of:=[.A$86]*[.$C14]/[.$C$86]" office:value-type="float" office:value="1087.09578326104">
            <text:p>1087,1</text:p>
          </table:table-cell>
          <table:table-cell table:formula="of:=[.B$86]*[.$C14]/[.$C$86]" office:value-type="float" office:value="1260.90421673896">
            <text:p>1260,9</text:p>
          </table:table-cell>
          <table:table-cell/>
          <table:table-cell table:formula="of:=([.A14]-[.A106])^2/[.A106]" office:value-type="float" office:value="11.5587465413695">
            <text:p>11,56</text:p>
          </table:table-cell>
          <table:table-cell table:style-name="ce3" table:formula="of:=([.B14]-[.B106])^2/[.B106]" office:value-type="float" office:value="9.96543945059018">
            <text:p>9,97</text:p>
          </table:table-cell>
          <table:table-cell table:number-columns-repeated="2"/>
        </table:table-row>
        <table:table-row table:style-name="ro1">
          <table:table-cell table:formula="of:=[.A$86]*[.$C15]/[.$C$86]" office:value-type="float" office:value="808.840005688687">
            <text:p>808,84</text:p>
          </table:table-cell>
          <table:table-cell table:formula="of:=[.B$86]*[.$C15]/[.$C$86]" office:value-type="float" office:value="938.159994311313">
            <text:p>938,16</text:p>
          </table:table-cell>
          <table:table-cell/>
          <table:table-cell table:formula="of:=([.A15]-[.A107])^2/[.A107]" office:value-type="float" office:value="143.897607561331">
            <text:p>143,9</text:p>
          </table:table-cell>
          <table:table-cell table:style-name="ce3" table:formula="of:=([.B15]-[.B107])^2/[.B107]" office:value-type="float" office:value="124.062145502096">
            <text:p>124,06</text:p>
          </table:table-cell>
          <table:table-cell table:number-columns-repeated="2"/>
        </table:table-row>
        <table:table-row table:style-name="ro1">
          <table:table-cell table:formula="of:=[.A$86]*[.$C16]/[.$C$86]" office:value-type="float" office:value="585.679798051625">
            <text:p>585,68</text:p>
          </table:table-cell>
          <table:table-cell table:formula="of:=[.B$86]*[.$C16]/[.$C$86]" office:value-type="float" office:value="679.320201948375">
            <text:p>679,32</text:p>
          </table:table-cell>
          <table:table-cell/>
          <table:table-cell table:formula="of:=([.A16]-[.A108])^2/[.A108]" office:value-type="float" office:value="20.5396500624815">
            <text:p>20,54</text:p>
          </table:table-cell>
          <table:table-cell table:style-name="ce3" table:formula="of:=([.B16]-[.B108])^2/[.B108]" office:value-type="float" office:value="17.7083767951294">
            <text:p>17,71</text:p>
          </table:table-cell>
          <table:table-cell table:number-columns-repeated="2"/>
        </table:table-row>
        <table:table-row table:style-name="ro1">
          <table:table-cell table:formula="of:=[.A$86]*[.$C17]/[.$C$86]" office:value-type="float" office:value="452.339259048567">
            <text:p>452,34</text:p>
          </table:table-cell>
          <table:table-cell table:formula="of:=[.B$86]*[.$C17]/[.$C$86]" office:value-type="float" office:value="524.660740951433">
            <text:p>524,66</text:p>
          </table:table-cell>
          <table:table-cell/>
          <table:table-cell table:formula="of:=([.A17]-[.A109])^2/[.A109]" office:value-type="float" office:value="22.4004097946394">
            <text:p>22,4</text:p>
          </table:table-cell>
          <table:table-cell table:style-name="ce3" table:formula="of:=([.B17]-[.B109])^2/[.B109]" office:value-type="float" office:value="19.3126414423858">
            <text:p>19,31</text:p>
          </table:table-cell>
          <table:table-cell table:number-columns-repeated="2"/>
        </table:table-row>
        <table:table-row table:style-name="ro1">
          <table:table-cell table:formula="of:=[.A$86]*[.$C18]/[.$C$86]" office:value-type="float" office:value="394.465761217379">
            <text:p>394,47</text:p>
          </table:table-cell>
          <table:table-cell table:formula="of:=[.B$86]*[.$C18]/[.$C$86]" office:value-type="float" office:value="457.534238782621">
            <text:p>457,53</text:p>
          </table:table-cell>
          <table:table-cell/>
          <table:table-cell table:formula="of:=([.A18]-[.A110])^2/[.A110]" office:value-type="float" office:value="15.2128391130023">
            <text:p>15,21</text:p>
          </table:table-cell>
          <table:table-cell table:style-name="ce3" table:formula="of:=([.B18]-[.B110])^2/[.B110]" office:value-type="float" office:value="13.1158362638716">
            <text:p>13,12</text:p>
          </table:table-cell>
          <table:table-cell table:number-columns-repeated="2"/>
        </table:table-row>
        <table:table-row table:style-name="ro1">
          <table:table-cell table:formula="of:=[.A$86]*[.$C19]/[.$C$86]" office:value-type="float" office:value="1036.63009315224">
            <text:p>1036,63</text:p>
          </table:table-cell>
          <table:table-cell table:formula="of:=[.B$86]*[.$C19]/[.$C$86]" office:value-type="float" office:value="1202.36990684776">
            <text:p>1202,37</text:p>
          </table:table-cell>
          <table:table-cell/>
          <table:table-cell table:formula="of:=([.A19]-[.A111])^2/[.A111]" office:value-type="float" office:value="18.2727114196494">
            <text:p>18,27</text:p>
          </table:table-cell>
          <table:table-cell table:style-name="ce3" table:formula="of:=([.B19]-[.B111])^2/[.B111]" office:value-type="float" office:value="15.7539226765542">
            <text:p>15,75</text:p>
          </table:table-cell>
          <table:table-cell table:number-columns-repeated="2"/>
        </table:table-row>
        <table:table-row table:style-name="ro1">
          <table:table-cell table:formula="of:=[.A$86]*[.$C20]/[.$C$86]" office:value-type="float" office:value="955.60719618858">
            <text:p>955,61</text:p>
          </table:table-cell>
          <table:table-cell table:formula="of:=[.B$86]*[.$C20]/[.$C$86]" office:value-type="float" office:value="1108.39280381142">
            <text:p>1108,39</text:p>
          </table:table-cell>
          <table:table-cell/>
          <table:table-cell table:formula="of:=([.A20]-[.A112])^2/[.A112]" office:value-type="float" office:value="5.3657931485249">
            <text:p>5,37</text:p>
          </table:table-cell>
          <table:table-cell table:style-name="ce3" table:formula="of:=([.B20]-[.B112])^2/[.B112]" office:value-type="float" office:value="4.62614925715648">
            <text:p>4,63</text:p>
          </table:table-cell>
          <table:table-cell table:number-columns-repeated="2"/>
        </table:table-row>
        <table:table-row table:style-name="ro1">
          <table:table-cell table:formula="of:=[.A$86]*[.$C21]/[.$C$86]" office:value-type="float" office:value="1359.33271705895">
            <text:p>1359,33</text:p>
          </table:table-cell>
          <table:table-cell table:formula="of:=[.B$86]*[.$C21]/[.$C$86]" office:value-type="float" office:value="1576.66728294105">
            <text:p>1576,67</text:p>
          </table:table-cell>
          <table:table-cell/>
          <table:table-cell table:formula="of:=([.A21]-[.A113])^2/[.A113]" office:value-type="float" office:value="42.9645184811493">
            <text:p>42,96</text:p>
          </table:table-cell>
          <table:table-cell table:style-name="ce3" table:formula="of:=([.B21]-[.B113])^2/[.B113]" office:value-type="float" office:value="37.0421053801328">
            <text:p>37,04</text:p>
          </table:table-cell>
          <table:table-cell table:number-columns-repeated="2"/>
        </table:table-row>
        <table:table-row table:style-name="ro1">
          <table:table-cell table:formula="of:=[.A$86]*[.$C22]/[.$C$86]" office:value-type="float" office:value="1296.82933940127">
            <text:p>1296,83</text:p>
          </table:table-cell>
          <table:table-cell table:formula="of:=[.B$86]*[.$C22]/[.$C$86]" office:value-type="float" office:value="1504.17066059873">
            <text:p>1504,17</text:p>
          </table:table-cell>
          <table:table-cell/>
          <table:table-cell table:formula="of:=([.A22]-[.A114])^2/[.A114]" office:value-type="float" office:value="11.2580189363134">
            <text:p>11,26</text:p>
          </table:table-cell>
          <table:table-cell table:style-name="ce3" table:formula="of:=([.B22]-[.B114])^2/[.B114]" office:value-type="float" office:value="9.70616542562721">
            <text:p>9,71</text:p>
          </table:table-cell>
          <table:table-cell table:number-columns-repeated="2"/>
        </table:table-row>
        <table:table-row table:style-name="ro1">
          <table:table-cell table:formula="of:=[.A$86]*[.$C23]/[.$C$86]" office:value-type="float" office:value="246.309606769537">
            <text:p>246,31</text:p>
          </table:table-cell>
          <table:table-cell table:formula="of:=[.B$86]*[.$C23]/[.$C$86]" office:value-type="float" office:value="285.690393230463">
            <text:p>285,69</text:p>
          </table:table-cell>
          <table:table-cell/>
          <table:table-cell table:formula="of:=([.A23]-[.A115])^2/[.A115]" office:value-type="float" office:value="5.4654179877993">
            <text:p>5,47</text:p>
          </table:table-cell>
          <table:table-cell table:style-name="ce3" table:formula="of:=([.B23]-[.B115])^2/[.B115]" office:value-type="float" office:value="4.71204138222474">
            <text:p>4,71</text:p>
          </table:table-cell>
          <table:table-cell table:number-columns-repeated="2"/>
        </table:table-row>
        <table:table-row table:style-name="ro1">
          <table:table-cell table:formula="of:=[.A$86]*[.$C24]/[.$C$86]" office:value-type="float" office:value="415.300220436607">
            <text:p>415,3</text:p>
          </table:table-cell>
          <table:table-cell table:formula="of:=[.B$86]*[.$C24]/[.$C$86]" office:value-type="float" office:value="481.699779563393">
            <text:p>481,7</text:p>
          </table:table-cell>
          <table:table-cell/>
          <table:table-cell table:formula="of:=([.A24]-[.A116])^2/[.A116]" office:value-type="float" office:value="4.30847026063317">
            <text:p>4,31</text:p>
          </table:table-cell>
          <table:table-cell table:style-name="ce3" table:formula="of:=([.B24]-[.B116])^2/[.B116]" office:value-type="float" office:value="3.71457228111528">
            <text:p>3,71</text:p>
          </table:table-cell>
          <table:table-cell table:number-columns-repeated="2"/>
        </table:table-row>
        <table:table-row table:style-name="ro1">
          <table:table-cell table:formula="of:=[.A$86]*[.$C25]/[.$C$86]" office:value-type="float" office:value="253.717414491929">
            <text:p>253,72</text:p>
          </table:table-cell>
          <table:table-cell table:formula="of:=[.B$86]*[.$C25]/[.$C$86]" office:value-type="float" office:value="294.282585508071">
            <text:p>294,28</text:p>
          </table:table-cell>
          <table:table-cell/>
          <table:table-cell table:formula="of:=([.A25]-[.A117])^2/[.A117]" office:value-type="float" office:value="0.501726442395934">
            <text:p>0,5</text:p>
          </table:table-cell>
          <table:table-cell table:style-name="ce3" table:formula="of:=([.B25]-[.B117])^2/[.B117]" office:value-type="float" office:value="0.432566322356981">
            <text:p>0,43</text:p>
          </table:table-cell>
          <table:table-cell table:number-columns-repeated="2"/>
        </table:table-row>
        <table:table-row table:style-name="ro1">
          <table:table-cell table:formula="of:=[.A$86]*[.$C26]/[.$C$86]" office:value-type="float" office:value="562.993386901799">
            <text:p>562,99</text:p>
          </table:table-cell>
          <table:table-cell table:formula="of:=[.B$86]*[.$C26]/[.$C$86]" office:value-type="float" office:value="653.006613098201">
            <text:p>653,01</text:p>
          </table:table-cell>
          <table:table-cell/>
          <table:table-cell table:formula="of:=([.A26]-[.A118])^2/[.A118]" office:value-type="float" office:value="53.7727429662325">
            <text:p>53,77</text:p>
          </table:table-cell>
          <table:table-cell table:style-name="ce3" table:formula="of:=([.B26]-[.B118])^2/[.B118]" office:value-type="float" office:value="46.3604779466552">
            <text:p>46,36</text:p>
          </table:table-cell>
          <table:table-cell table:number-columns-repeated="2"/>
        </table:table-row>
        <table:table-row table:style-name="ro1">
          <table:table-cell table:formula="of:=[.A$86]*[.$C27]/[.$C$86]" office:value-type="float" office:value="708.834601436393">
            <text:p>708,83</text:p>
          </table:table-cell>
          <table:table-cell table:formula="of:=[.B$86]*[.$C27]/[.$C$86]" office:value-type="float" office:value="822.165398563607">
            <text:p>822,17</text:p>
          </table:table-cell>
          <table:table-cell/>
          <table:table-cell table:formula="of:=([.A27]-[.A119])^2/[.A119]" office:value-type="float" office:value="2.2385976479997">
            <text:p>2,24</text:p>
          </table:table-cell>
          <table:table-cell table:style-name="ce3" table:formula="of:=([.B27]-[.B119])^2/[.B119]" office:value-type="float" office:value="1.93001976776034">
            <text:p>1,93</text:p>
          </table:table-cell>
          <table:table-cell table:number-columns-repeated="2"/>
        </table:table-row>
        <table:table-row table:style-name="ro1">
          <table:table-cell table:formula="of:=[.A$86]*[.$C28]/[.$C$86]" office:value-type="float" office:value="1066.26132404181">
            <text:p>1066,26</text:p>
          </table:table-cell>
          <table:table-cell table:formula="of:=[.B$86]*[.$C28]/[.$C$86]" office:value-type="float" office:value="1236.73867595819">
            <text:p>1236,74</text:p>
          </table:table-cell>
          <table:table-cell/>
          <table:table-cell table:formula="of:=([.A28]-[.A120])^2/[.A120]" office:value-type="float" office:value="56.6348000251723">
            <text:p>56,63</text:p>
          </table:table-cell>
          <table:table-cell table:style-name="ce3" table:formula="of:=([.B28]-[.B120])^2/[.B120]" office:value-type="float" office:value="48.8280168119567">
            <text:p>48,83</text:p>
          </table:table-cell>
          <table:table-cell table:number-columns-repeated="2"/>
        </table:table-row>
        <table:table-row table:style-name="ro1">
          <table:table-cell table:formula="of:=[.A$86]*[.$C29]/[.$C$86]" office:value-type="float" office:value="1157.93294460641">
            <text:p>1157,93</text:p>
          </table:table-cell>
          <table:table-cell table:formula="of:=[.B$86]*[.$C29]/[.$C$86]" office:value-type="float" office:value="1343.06705539359">
            <text:p>1343,07</text:p>
          </table:table-cell>
          <table:table-cell/>
          <table:table-cell table:formula="of:=([.A29]-[.A121])^2/[.A121]" office:value-type="float" office:value="90.6205778928321">
            <text:p>90,62</text:p>
          </table:table-cell>
          <table:table-cell table:style-name="ce3" table:formula="of:=([.B29]-[.B121])^2/[.B121]" office:value-type="float" office:value="78.1290496107296">
            <text:p>78,13</text:p>
          </table:table-cell>
          <table:table-cell table:number-columns-repeated="2"/>
        </table:table-row>
        <table:table-row table:style-name="ro1">
          <table:table-cell table:formula="of:=[.A$86]*[.$C30]/[.$C$86]" office:value-type="float" office:value="325.943539785252">
            <text:p>325,94</text:p>
          </table:table-cell>
          <table:table-cell table:formula="of:=[.B$86]*[.$C30]/[.$C$86]" office:value-type="float" office:value="378.056460214748">
            <text:p>378,06</text:p>
          </table:table-cell>
          <table:table-cell/>
          <table:table-cell table:formula="of:=([.A30]-[.A122])^2/[.A122]" office:value-type="float" office:value="11.437230314217">
            <text:p>11,44</text:p>
          </table:table-cell>
          <table:table-cell table:style-name="ce3" table:formula="of:=([.B30]-[.B122])^2/[.B122]" office:value-type="float" office:value="9.86067354023665">
            <text:p>9,86</text:p>
          </table:table-cell>
          <table:table-cell table:number-columns-repeated="2"/>
        </table:table-row>
        <table:table-row table:style-name="ro1">
          <table:table-cell table:formula="of:=[.A$86]*[.$C31]/[.$C$86]" office:value-type="float" office:value="522.250444428643">
            <text:p>522,25</text:p>
          </table:table-cell>
          <table:table-cell table:formula="of:=[.B$86]*[.$C31]/[.$C$86]" office:value-type="float" office:value="605.749555571358">
            <text:p>605,75</text:p>
          </table:table-cell>
          <table:table-cell/>
          <table:table-cell table:formula="of:=([.A31]-[.A123])^2/[.A123]" office:value-type="float" office:value="8.27764553184924">
            <text:p>8,28</text:p>
          </table:table-cell>
          <table:table-cell table:style-name="ce3" table:formula="of:=([.B31]-[.B123])^2/[.B123]" office:value-type="float" office:value="7.13661944622224">
            <text:p>7,14</text:p>
          </table:table-cell>
          <table:table-cell table:number-columns-repeated="2"/>
        </table:table-row>
        <table:table-row table:style-name="ro1">
          <table:table-cell table:formula="of:=[.A$86]*[.$C32]/[.$C$86]" office:value-type="float" office:value="543.08490364787">
            <text:p>543,08</text:p>
          </table:table-cell>
          <table:table-cell table:formula="of:=[.B$86]*[.$C32]/[.$C$86]" office:value-type="float" office:value="629.91509635213">
            <text:p>629,92</text:p>
          </table:table-cell>
          <table:table-cell/>
          <table:table-cell table:formula="of:=([.A32]-[.A124])^2/[.A124]" office:value-type="float" office:value="34.6028230243913">
            <text:p>34,6</text:p>
          </table:table-cell>
          <table:table-cell table:style-name="ce3" table:formula="of:=([.B32]-[.B124])^2/[.B124]" office:value-type="float" office:value="29.8330218103565">
            <text:p>29,83</text:p>
          </table:table-cell>
          <table:table-cell table:number-columns-repeated="2"/>
        </table:table-row>
        <table:table-row table:style-name="ro1">
          <table:table-cell table:formula="of:=[.A$86]*[.$C33]/[.$C$86]" office:value-type="float" office:value="754.207423736045">
            <text:p>754,21</text:p>
          </table:table-cell>
          <table:table-cell table:formula="of:=[.B$86]*[.$C33]/[.$C$86]" office:value-type="float" office:value="874.792576263955">
            <text:p>874,79</text:p>
          </table:table-cell>
          <table:table-cell/>
          <table:table-cell table:formula="of:=([.A33]-[.A125])^2/[.A125]" office:value-type="float" office:value="7.30136241600846">
            <text:p>7,3</text:p>
          </table:table-cell>
          <table:table-cell table:style-name="ce3" table:formula="of:=([.B33]-[.B125])^2/[.B125]" office:value-type="float" office:value="6.29491137322975">
            <text:p>6,29</text:p>
          </table:table-cell>
          <table:table-cell table:number-columns-repeated="2"/>
        </table:table-row>
        <table:table-row table:style-name="ro1">
          <table:table-cell table:formula="of:=[.A$86]*[.$C34]/[.$C$86]" office:value-type="float" office:value="867.176491502524">
            <text:p>867,18</text:p>
          </table:table-cell>
          <table:table-cell table:formula="of:=[.B$86]*[.$C34]/[.$C$86]" office:value-type="float" office:value="1005.82350849748">
            <text:p>1005,82</text:p>
          </table:table-cell>
          <table:table-cell/>
          <table:table-cell table:formula="of:=([.A34]-[.A126])^2/[.A126]" office:value-type="float" office:value="17.7816179208908">
            <text:p>17,78</text:p>
          </table:table-cell>
          <table:table-cell table:style-name="ce3" table:formula="of:=([.B34]-[.B126])^2/[.B126]" office:value-type="float" office:value="15.3305236073782">
            <text:p>15,33</text:p>
          </table:table-cell>
          <table:table-cell table:number-columns-repeated="2"/>
        </table:table-row>
        <table:table-row table:style-name="ro1">
          <table:table-cell table:formula="of:=[.A$86]*[.$C35]/[.$C$86]" office:value-type="float" office:value="944.495484604992">
            <text:p>944,5</text:p>
          </table:table-cell>
          <table:table-cell table:formula="of:=[.B$86]*[.$C35]/[.$C$86]" office:value-type="float" office:value="1095.50451539501">
            <text:p>1095,5</text:p>
          </table:table-cell>
          <table:table-cell/>
          <table:table-cell table:formula="of:=([.A35]-[.A127])^2/[.A127]" office:value-type="float" office:value="3.03096543532119">
            <text:p>3,03</text:p>
          </table:table-cell>
          <table:table-cell table:style-name="ce3" table:formula="of:=([.B35]-[.B127])^2/[.B127]" office:value-type="float" office:value="2.6131641882119">
            <text:p>2,61</text:p>
          </table:table-cell>
          <table:table-cell table:number-columns-repeated="2"/>
        </table:table-row>
        <table:table-row table:style-name="ro1">
          <table:table-cell table:formula="of:=[.A$86]*[.$C36]/[.$C$86]" office:value-type="float" office:value="972.274763563962">
            <text:p>972,27</text:p>
          </table:table-cell>
          <table:table-cell table:formula="of:=[.B$86]*[.$C36]/[.$C$86]" office:value-type="float" office:value="1127.72523643604">
            <text:p>1127,73</text:p>
          </table:table-cell>
          <table:table-cell/>
          <table:table-cell table:formula="of:=([.A36]-[.A128])^2/[.A128]" office:value-type="float" office:value="0.0404954023894477">
            <text:p>0,04</text:p>
          </table:table-cell>
          <table:table-cell table:style-name="ce3" table:formula="of:=([.B36]-[.B128])^2/[.B128]" office:value-type="float" office:value="0.03491334281749">
            <text:p>0,03</text:p>
          </table:table-cell>
          <table:table-cell table:number-columns-repeated="2"/>
        </table:table-row>
        <table:table-row table:style-name="ro1">
          <table:table-cell table:formula="of:=[.A$86]*[.$C37]/[.$C$86]" office:value-type="float" office:value="346.31501102183">
            <text:p>346,32</text:p>
          </table:table-cell>
          <table:table-cell table:formula="of:=[.B$86]*[.$C37]/[.$C$86]" office:value-type="float" office:value="401.68498897817">
            <text:p>401,68</text:p>
          </table:table-cell>
          <table:table-cell/>
          <table:table-cell table:formula="of:=([.A37]-[.A129])^2/[.A129]" office:value-type="float" office:value="69.9877713114923">
            <text:p>69,99</text:p>
          </table:table-cell>
          <table:table-cell table:style-name="ce3" table:formula="of:=([.B37]-[.B129])^2/[.B129]" office:value-type="float" office:value="60.3403573899797">
            <text:p>60,34</text:p>
          </table:table-cell>
          <table:table-cell table:number-columns-repeated="2"/>
        </table:table-row>
        <table:table-row table:style-name="ro1">
          <table:table-cell table:formula="of:=[.A$86]*[.$C38]/[.$C$86]" office:value-type="float" office:value="482.896465903435">
            <text:p>482,9</text:p>
          </table:table-cell>
          <table:table-cell table:formula="of:=[.B$86]*[.$C38]/[.$C$86]" office:value-type="float" office:value="560.103534096565">
            <text:p>560,1</text:p>
          </table:table-cell>
          <table:table-cell/>
          <table:table-cell table:formula="of:=([.A38]-[.A130])^2/[.A130]" office:value-type="float" office:value="3.63496935500179">
            <text:p>3,63</text:p>
          </table:table-cell>
          <table:table-cell table:style-name="ce3" table:formula="of:=([.B38]-[.B130])^2/[.B130]" office:value-type="float" office:value="3.1339096226717">
            <text:p>3,13</text:p>
          </table:table-cell>
          <table:table-cell table:number-columns-repeated="2"/>
        </table:table-row>
        <table:table-row table:style-name="ro1">
          <table:table-cell table:formula="of:=[.A$86]*[.$C39]/[.$C$86]" office:value-type="float" office:value="560.215459005902">
            <text:p>560,22</text:p>
          </table:table-cell>
          <table:table-cell table:formula="of:=[.B$86]*[.$C39]/[.$C$86]" office:value-type="float" office:value="649.784540994098">
            <text:p>649,78</text:p>
          </table:table-cell>
          <table:table-cell/>
          <table:table-cell table:formula="of:=([.A39]-[.A131])^2/[.A131]" office:value-type="float" office:value="103.002274960085">
            <text:p>103</text:p>
          </table:table-cell>
          <table:table-cell table:style-name="ce3" table:formula="of:=([.B39]-[.B131])^2/[.B131]" office:value-type="float" office:value="88.8040005647662">
            <text:p>88,8</text:p>
          </table:table-cell>
          <table:table-cell table:number-columns-repeated="2"/>
        </table:table-row>
        <table:table-row table:style-name="ro1">
          <table:table-cell table:formula="of:=[.A$86]*[.$C40]/[.$C$86]" office:value-type="float" office:value="932.920785038754">
            <text:p>932,92</text:p>
          </table:table-cell>
          <table:table-cell table:formula="of:=[.B$86]*[.$C40]/[.$C$86]" office:value-type="float" office:value="1082.07921496125">
            <text:p>1082,08</text:p>
          </table:table-cell>
          <table:table-cell/>
          <table:table-cell table:formula="of:=([.A40]-[.A132])^2/[.A132]" office:value-type="float" office:value="155.533724622196">
            <text:p>155,53</text:p>
          </table:table-cell>
          <table:table-cell table:style-name="ce3" table:formula="of:=([.B40]-[.B132])^2/[.B132]" office:value-type="float" office:value="134.094290388655">
            <text:p>134,09</text:p>
          </table:table-cell>
          <table:table-cell table:number-columns-repeated="2"/>
        </table:table-row>
        <table:table-row table:style-name="ro1">
          <table:table-cell table:formula="of:=[.A$86]*[.$C41]/[.$C$86]" office:value-type="float" office:value="982.923487164901">
            <text:p>982,92</text:p>
          </table:table-cell>
          <table:table-cell table:formula="of:=[.B$86]*[.$C41]/[.$C$86]" office:value-type="float" office:value="1140.0765128351">
            <text:p>1140,08</text:p>
          </table:table-cell>
          <table:table-cell/>
          <table:table-cell table:formula="of:=([.A41]-[.A133])^2/[.A133]" office:value-type="float" office:value="0.403841546156252">
            <text:p>0,4</text:p>
          </table:table-cell>
          <table:table-cell table:style-name="ce3" table:formula="of:=([.B41]-[.B133])^2/[.B133]" office:value-type="float" office:value="0.348174299129148">
            <text:p>0,35</text:p>
          </table:table-cell>
          <table:table-cell table:number-columns-repeated="2"/>
        </table:table-row>
        <table:table-row table:style-name="ro1">
          <table:table-cell table:formula="of:=[.A$86]*[.$C42]/[.$C$86]" office:value-type="float" office:value="1045.88985280523">
            <text:p>1045,89</text:p>
          </table:table-cell>
          <table:table-cell table:formula="of:=[.B$86]*[.$C42]/[.$C$86]" office:value-type="float" office:value="1213.11014719477">
            <text:p>1213,11</text:p>
          </table:table-cell>
          <table:table-cell/>
          <table:table-cell table:formula="of:=([.A42]-[.A134])^2/[.A134]" office:value-type="float" office:value="53.7544386265246">
            <text:p>53,75</text:p>
          </table:table-cell>
          <table:table-cell table:style-name="ce3" table:formula="of:=([.B42]-[.B134])^2/[.B134]" office:value-type="float" office:value="46.344696755469">
            <text:p>46,34</text:p>
          </table:table-cell>
          <table:table-cell table:number-columns-repeated="2"/>
        </table:table-row>
        <table:table-row table:style-name="ro1">
          <table:table-cell table:formula="of:=[.A$86]*[.$C43]/[.$C$86]" office:value-type="float" office:value="873.658323259618">
            <text:p>873,66</text:p>
          </table:table-cell>
          <table:table-cell table:formula="of:=[.B$86]*[.$C43]/[.$C$86]" office:value-type="float" office:value="1013.34167674038">
            <text:p>1013,34</text:p>
          </table:table-cell>
          <table:table-cell/>
          <table:table-cell table:formula="of:=([.A43]-[.A135])^2/[.A135]" office:value-type="float" office:value="110.239842920162">
            <text:p>110,24</text:p>
          </table:table-cell>
          <table:table-cell table:style-name="ce3" table:formula="of:=([.B43]-[.B135])^2/[.B135]" office:value-type="float" office:value="95.0439111828884">
            <text:p>95,04</text:p>
          </table:table-cell>
          <table:table-cell table:number-columns-repeated="2"/>
        </table:table-row>
        <table:table-row table:style-name="ro1">
          <table:table-cell table:formula="of:=[.A$86]*[.$C44]/[.$C$86]" office:value-type="float" office:value="390.761857356183">
            <text:p>390,76</text:p>
          </table:table-cell>
          <table:table-cell table:formula="of:=[.B$86]*[.$C44]/[.$C$86]" office:value-type="float" office:value="453.238142643817">
            <text:p>453,24</text:p>
          </table:table-cell>
          <table:table-cell/>
          <table:table-cell table:formula="of:=([.A44]-[.A136])^2/[.A136]" office:value-type="float" office:value="126.393585033952">
            <text:p>126,39</text:p>
          </table:table-cell>
          <table:table-cell table:style-name="ce3" table:formula="of:=([.B44]-[.B136])^2/[.B136]" office:value-type="float" office:value="108.970952351173">
            <text:p>108,97</text:p>
          </table:table-cell>
          <table:table-cell table:number-columns-repeated="2"/>
        </table:table-row>
        <table:table-row table:style-name="ro1">
          <table:table-cell table:formula="of:=[.A$86]*[.$C45]/[.$C$86]" office:value-type="float" office:value="528.732276185736">
            <text:p>528,73</text:p>
          </table:table-cell>
          <table:table-cell table:formula="of:=[.B$86]*[.$C45]/[.$C$86]" office:value-type="float" office:value="613.267723814264">
            <text:p>613,27</text:p>
          </table:table-cell>
          <table:table-cell/>
          <table:table-cell table:formula="of:=([.A45]-[.A137])^2/[.A137]" office:value-type="float" office:value="19.780686379881">
            <text:p>19,78</text:p>
          </table:table-cell>
          <table:table-cell table:style-name="ce3" table:formula="of:=([.B45]-[.B137])^2/[.B137]" office:value-type="float" office:value="17.0540319146458">
            <text:p>17,05</text:p>
          </table:table-cell>
          <table:table-cell table:number-columns-repeated="2"/>
        </table:table-row>
        <table:table-row table:style-name="ro1">
          <table:table-cell table:formula="of:=[.A$86]*[.$C46]/[.$C$86]" office:value-type="float" office:value="426.874920002844">
            <text:p>426,87</text:p>
          </table:table-cell>
          <table:table-cell table:formula="of:=[.B$86]*[.$C46]/[.$C$86]" office:value-type="float" office:value="495.125079997156">
            <text:p>495,13</text:p>
          </table:table-cell>
          <table:table-cell/>
          <table:table-cell table:formula="of:=([.A46]-[.A138])^2/[.A138]" office:value-type="float" office:value="79.2034964383177">
            <text:p>79,2</text:p>
          </table:table-cell>
          <table:table-cell table:style-name="ce3" table:formula="of:=([.B46]-[.B138])^2/[.B138]" office:value-type="float" office:value="68.2857475251439">
            <text:p>68,29</text:p>
          </table:table-cell>
          <table:table-cell table:number-columns-repeated="2"/>
        </table:table-row>
        <table:table-row table:style-name="ro1">
          <table:table-cell table:formula="of:=[.A$86]*[.$C47]/[.$C$86]" office:value-type="float" office:value="960.237076015075">
            <text:p>960,24</text:p>
          </table:table-cell>
          <table:table-cell table:formula="of:=[.B$86]*[.$C47]/[.$C$86]" office:value-type="float" office:value="1113.76292398493">
            <text:p>1113,76</text:p>
          </table:table-cell>
          <table:table-cell/>
          <table:table-cell table:formula="of:=([.A47]-[.A139])^2/[.A139]" office:value-type="float" office:value="39.2903405224209">
            <text:p>39,29</text:p>
          </table:table-cell>
          <table:table-cell table:style-name="ce3" table:formula="of:=([.B47]-[.B139])^2/[.B139]" office:value-type="float" office:value="33.8743918354717">
            <text:p>33,87</text:p>
          </table:table-cell>
          <table:table-cell table:number-columns-repeated="2"/>
        </table:table-row>
        <table:table-row table:style-name="ro1">
          <table:table-cell table:formula="of:=[.A$86]*[.$C48]/[.$C$86]" office:value-type="float" office:value="886.158998791154">
            <text:p>886,16</text:p>
          </table:table-cell>
          <table:table-cell table:formula="of:=[.B$86]*[.$C48]/[.$C$86]" office:value-type="float" office:value="1027.84100120885">
            <text:p>1027,84</text:p>
          </table:table-cell>
          <table:table-cell/>
          <table:table-cell table:formula="of:=([.A48]-[.A140])^2/[.A140]" office:value-type="float" office:value="36.9047403037491">
            <text:p>36,9</text:p>
          </table:table-cell>
          <table:table-cell table:style-name="ce3" table:formula="of:=([.B48]-[.B140])^2/[.B140]" office:value-type="float" office:value="31.8176329605019">
            <text:p>31,82</text:p>
          </table:table-cell>
          <table:table-cell table:number-columns-repeated="2"/>
        </table:table-row>
        <table:table-row table:style-name="ro1">
          <table:table-cell table:formula="of:=[.A$86]*[.$C49]/[.$C$86]" office:value-type="float" office:value="772.726943042025">
            <text:p>772,73</text:p>
          </table:table-cell>
          <table:table-cell table:formula="of:=[.B$86]*[.$C49]/[.$C$86]" office:value-type="float" office:value="896.273056957975">
            <text:p>896,27</text:p>
          </table:table-cell>
          <table:table-cell/>
          <table:table-cell table:formula="of:=([.A49]-[.A141])^2/[.A141]" office:value-type="float" office:value="33.6587188201042">
            <text:p>33,66</text:p>
          </table:table-cell>
          <table:table-cell table:style-name="ce3" table:formula="of:=([.B49]-[.B141])^2/[.B141]" office:value-type="float" office:value="29.0190569700342">
            <text:p>29,02</text:p>
          </table:table-cell>
          <table:table-cell table:number-columns-repeated="2"/>
        </table:table-row>
        <table:table-row table:style-name="ro1">
          <table:table-cell table:formula="of:=[.A$86]*[.$C50]/[.$C$86]" office:value-type="float" office:value="890.788878617649">
            <text:p>890,79</text:p>
          </table:table-cell>
          <table:table-cell table:formula="of:=[.B$86]*[.$C50]/[.$C$86]" office:value-type="float" office:value="1033.21112138235">
            <text:p>1033,21</text:p>
          </table:table-cell>
          <table:table-cell/>
          <table:table-cell table:formula="of:=([.A50]-[.A142])^2/[.A142]" office:value-type="float" office:value="218.533547403018">
            <text:p>218,53</text:p>
          </table:table-cell>
          <table:table-cell table:style-name="ce3" table:formula="of:=([.B50]-[.B142])^2/[.B142]" office:value-type="float" office:value="188.409947979483">
            <text:p>188,41</text:p>
          </table:table-cell>
          <table:table-cell table:number-columns-repeated="2"/>
        </table:table-row>
        <table:table-row table:style-name="ro1">
          <table:table-cell table:formula="of:=[.A$86]*[.$C51]/[.$C$86]" office:value-type="float" office:value="339.370191282088">
            <text:p>339,37</text:p>
          </table:table-cell>
          <table:table-cell table:formula="of:=[.B$86]*[.$C51]/[.$C$86]" office:value-type="float" office:value="393.629808717912">
            <text:p>393,63</text:p>
          </table:table-cell>
          <table:table-cell/>
          <table:table-cell table:formula="of:=([.A51]-[.A143])^2/[.A143]" office:value-type="float" office:value="30.4346648154911">
            <text:p>30,43</text:p>
          </table:table-cell>
          <table:table-cell table:style-name="ce3" table:formula="of:=([.B51]-[.B143])^2/[.B143]" office:value-type="float" office:value="26.2394203672752">
            <text:p>26,24</text:p>
          </table:table-cell>
          <table:table-cell table:number-columns-repeated="2"/>
        </table:table-row>
        <table:table-row table:style-name="ro1">
          <table:table-cell table:formula="of:=[.A$86]*[.$C52]/[.$C$86]" office:value-type="float" office:value="553.270639266159">
            <text:p>553,27</text:p>
          </table:table-cell>
          <table:table-cell table:formula="of:=[.B$86]*[.$C52]/[.$C$86]" office:value-type="float" office:value="641.729360733841">
            <text:p>641,73</text:p>
          </table:table-cell>
          <table:table-cell/>
          <table:table-cell table:formula="of:=([.A52]-[.A144])^2/[.A144]" office:value-type="float" office:value="8.78807477439815">
            <text:p>8,79</text:p>
          </table:table-cell>
          <table:table-cell table:style-name="ce3" table:formula="of:=([.B52]-[.B144])^2/[.B144]" office:value-type="float" office:value="7.57668893751408">
            <text:p>7,58</text:p>
          </table:table-cell>
          <table:table-cell table:number-columns-repeated="2"/>
        </table:table-row>
        <table:table-row table:style-name="ro1">
          <table:table-cell table:formula="of:=[.A$86]*[.$C53]/[.$C$86]" office:value-type="float" office:value="457.432126857712">
            <text:p>457,43</text:p>
          </table:table-cell>
          <table:table-cell table:formula="of:=[.B$86]*[.$C53]/[.$C$86]" office:value-type="float" office:value="530.567873142288">
            <text:p>530,57</text:p>
          </table:table-cell>
          <table:table-cell/>
          <table:table-cell table:formula="of:=([.A53]-[.A145])^2/[.A145]" office:value-type="float" office:value="98.6537802477704">
            <text:p>98,65</text:p>
          </table:table-cell>
          <table:table-cell table:style-name="ce3" table:formula="of:=([.B53]-[.B145])^2/[.B145]" office:value-type="float" office:value="85.0549209736803">
            <text:p>85,05</text:p>
          </table:table-cell>
          <table:table-cell table:number-columns-repeated="2"/>
        </table:table-row>
        <table:table-row table:style-name="ro1">
          <table:table-cell table:formula="of:=[.A$86]*[.$C54]/[.$C$86]" office:value-type="float" office:value="636.60847614307">
            <text:p>636,61</text:p>
          </table:table-cell>
          <table:table-cell table:formula="of:=[.B$86]*[.$C54]/[.$C$86]" office:value-type="float" office:value="738.39152385693">
            <text:p>738,39</text:p>
          </table:table-cell>
          <table:table-cell/>
          <table:table-cell table:formula="of:=([.A54]-[.A146])^2/[.A146]" office:value-type="float" office:value="105.868148808909">
            <text:p>105,87</text:p>
          </table:table-cell>
          <table:table-cell table:style-name="ce3" table:formula="of:=([.B54]-[.B146])^2/[.B146]" office:value-type="float" office:value="91.2748300972993">
            <text:p>91,27</text:p>
          </table:table-cell>
          <table:table-cell table:number-columns-repeated="2"/>
        </table:table-row>
        <table:table-row table:style-name="ro1">
          <table:table-cell table:formula="of:=[.A$86]*[.$C55]/[.$C$86]" office:value-type="float" office:value="609.755173149399">
            <text:p>609,76</text:p>
          </table:table-cell>
          <table:table-cell table:formula="of:=[.B$86]*[.$C55]/[.$C$86]" office:value-type="float" office:value="707.244826850601">
            <text:p>707,24</text:p>
          </table:table-cell>
          <table:table-cell/>
          <table:table-cell table:formula="of:=([.A55]-[.A147])^2/[.A147]" office:value-type="float" office:value="92.7052772136969">
            <text:p>92,71</text:p>
          </table:table-cell>
          <table:table-cell table:style-name="ce3" table:formula="of:=([.B55]-[.B147])^2/[.B147]" office:value-type="float" office:value="79.9263850554">
            <text:p>79,93</text:p>
          </table:table-cell>
          <table:table-cell table:number-columns-repeated="2"/>
        </table:table-row>
        <table:table-row table:style-name="ro1">
          <table:table-cell table:formula="of:=[.A$86]*[.$C56]/[.$C$86]" office:value-type="float" office:value="863.472587641328">
            <text:p>863,47</text:p>
          </table:table-cell>
          <table:table-cell table:formula="of:=[.B$86]*[.$C56]/[.$C$86]" office:value-type="float" office:value="1001.52741235867">
            <text:p>1001,53</text:p>
          </table:table-cell>
          <table:table-cell/>
          <table:table-cell table:formula="of:=([.A56]-[.A148])^2/[.A148]" office:value-type="float" office:value="147.991554965341">
            <text:p>147,99</text:p>
          </table:table-cell>
          <table:table-cell table:style-name="ce3" table:formula="of:=([.B56]-[.B148])^2/[.B148]" office:value-type="float" office:value="127.59176567523">
            <text:p>127,59</text:p>
          </table:table-cell>
          <table:table-cell table:number-columns-repeated="2"/>
        </table:table-row>
        <table:table-row table:style-name="ro1">
          <table:table-cell table:formula="of:=[.A$86]*[.$C57]/[.$C$86]" office:value-type="float" office:value="432.893763777288">
            <text:p>432,89</text:p>
          </table:table-cell>
          <table:table-cell table:formula="of:=[.B$86]*[.$C57]/[.$C$86]" office:value-type="float" office:value="502.106236222712">
            <text:p>502,11</text:p>
          </table:table-cell>
          <table:table-cell/>
          <table:table-cell table:formula="of:=([.A57]-[.A149])^2/[.A149]" office:value-type="float" office:value="3.31706634135679">
            <text:p>3,32</text:p>
          </table:table-cell>
          <table:table-cell table:style-name="ce3" table:formula="of:=([.B57]-[.B149])^2/[.B149]" office:value-type="float" office:value="2.85982772094466">
            <text:p>2,86</text:p>
          </table:table-cell>
          <table:table-cell table:number-columns-repeated="2"/>
        </table:table-row>
        <table:table-row table:style-name="ro1">
          <table:table-cell table:formula="of:=[.A$86]*[.$C58]/[.$C$86]" office:value-type="float" office:value="226.864111498258">
            <text:p>226,86</text:p>
          </table:table-cell>
          <table:table-cell table:formula="of:=[.B$86]*[.$C58]/[.$C$86]" office:value-type="float" office:value="263.135888501742">
            <text:p>263,14</text:p>
          </table:table-cell>
          <table:table-cell/>
          <table:table-cell table:formula="of:=([.A58]-[.A150])^2/[.A150]" office:value-type="float" office:value="11.9814053087324">
            <text:p>11,98</text:p>
          </table:table-cell>
          <table:table-cell table:style-name="ce3" table:formula="of:=([.B58]-[.B150])^2/[.B150]" office:value-type="float" office:value="10.3298371246235">
            <text:p>10,33</text:p>
          </table:table-cell>
          <table:table-cell table:number-columns-repeated="2"/>
        </table:table-row>
        <table:table-row table:style-name="ro1">
          <table:table-cell table:formula="of:=[.A$86]*[.$C59]/[.$C$86]" office:value-type="float" office:value="680.129346512124">
            <text:p>680,13</text:p>
          </table:table-cell>
          <table:table-cell table:formula="of:=[.B$86]*[.$C59]/[.$C$86]" office:value-type="float" office:value="788.870653487876">
            <text:p>788,87</text:p>
          </table:table-cell>
          <table:table-cell/>
          <table:table-cell table:formula="of:=([.A59]-[.A151])^2/[.A151]" office:value-type="float" office:value="23.2947181160672">
            <text:p>23,29</text:p>
          </table:table-cell>
          <table:table-cell table:style-name="ce3" table:formula="of:=([.B59]-[.B151])^2/[.B151]" office:value-type="float" office:value="20.0836744774515">
            <text:p>20,08</text:p>
          </table:table-cell>
          <table:table-cell table:number-columns-repeated="2"/>
        </table:table-row>
        <table:table-row table:style-name="ro1">
          <table:table-cell table:formula="of:=[.A$86]*[.$C60]/[.$C$86]" office:value-type="float" office:value="611.607125079997">
            <text:p>611,61</text:p>
          </table:table-cell>
          <table:table-cell table:formula="of:=[.B$86]*[.$C60]/[.$C$86]" office:value-type="float" office:value="709.392874920003">
            <text:p>709,39</text:p>
          </table:table-cell>
          <table:table-cell/>
          <table:table-cell table:formula="of:=([.A60]-[.A152])^2/[.A152]" office:value-type="float" office:value="134.307860026773">
            <text:p>134,31</text:p>
          </table:table-cell>
          <table:table-cell table:style-name="ce3" table:formula="of:=([.B60]-[.B152])^2/[.B152]" office:value-type="float" office:value="115.79428980857">
            <text:p>115,79</text:p>
          </table:table-cell>
          <table:table-cell table:number-columns-repeated="2"/>
        </table:table-row>
        <table:table-row table:style-name="ro1">
          <table:table-cell table:formula="of:=[.A$86]*[.$C61]/[.$C$86]" office:value-type="float" office:value="774.115906989974">
            <text:p>774,12</text:p>
          </table:table-cell>
          <table:table-cell table:formula="of:=[.B$86]*[.$C61]/[.$C$86]" office:value-type="float" office:value="897.884093010026">
            <text:p>897,88</text:p>
          </table:table-cell>
          <table:table-cell/>
          <table:table-cell table:formula="of:=([.A61]-[.A153])^2/[.A153]" office:value-type="float" office:value="179.83803044465">
            <text:p>179,84</text:p>
          </table:table-cell>
          <table:table-cell table:style-name="ce3" table:formula="of:=([.B61]-[.B153])^2/[.B153]" office:value-type="float" office:value="155.048386682351">
            <text:p>155,05</text:p>
          </table:table-cell>
          <table:table-cell table:number-columns-repeated="2"/>
        </table:table-row>
        <table:table-row table:style-name="ro1">
          <table:table-cell table:formula="of:=[.A$86]*[.$C62]/[.$C$86]" office:value-type="float" office:value="886.621986773804">
            <text:p>886,62</text:p>
          </table:table-cell>
          <table:table-cell table:formula="of:=[.B$86]*[.$C62]/[.$C$86]" office:value-type="float" office:value="1028.3780132262">
            <text:p>1028,38</text:p>
          </table:table-cell>
          <table:table-cell/>
          <table:table-cell table:formula="of:=([.A62]-[.A154])^2/[.A154]" office:value-type="float" office:value="10.9700598680209">
            <text:p>10,97</text:p>
          </table:table-cell>
          <table:table-cell table:style-name="ce3" table:formula="of:=([.B62]-[.B154])^2/[.B154]" office:value-type="float" office:value="9.45789986767537">
            <text:p>9,46</text:p>
          </table:table-cell>
          <table:table-cell table:number-columns-repeated="2"/>
        </table:table-row>
        <table:table-row table:style-name="ro1">
          <table:table-cell table:formula="of:=[.A$86]*[.$C63]/[.$C$86]" office:value-type="float" office:value="640.312380004267">
            <text:p>640,31</text:p>
          </table:table-cell>
          <table:table-cell table:formula="of:=[.B$86]*[.$C63]/[.$C$86]" office:value-type="float" office:value="742.687619995734">
            <text:p>742,69</text:p>
          </table:table-cell>
          <table:table-cell/>
          <table:table-cell table:formula="of:=([.A63]-[.A155])^2/[.A155]" office:value-type="float" office:value="7.94214777143466">
            <text:p>7,94</text:p>
          </table:table-cell>
          <table:table-cell table:style-name="ce3" table:formula="of:=([.B63]-[.B155])^2/[.B155]" office:value-type="float" office:value="6.8473681329199">
            <text:p>6,85</text:p>
          </table:table-cell>
          <table:table-cell table:number-columns-repeated="2"/>
        </table:table-row>
        <table:table-row table:style-name="ro1">
          <table:table-cell table:formula="of:=[.A$86]*[.$C64]/[.$C$86]" office:value-type="float" office:value="541.232951717272">
            <text:p>541,23</text:p>
          </table:table-cell>
          <table:table-cell table:formula="of:=[.B$86]*[.$C64]/[.$C$86]" office:value-type="float" office:value="627.767048282728">
            <text:p>627,77</text:p>
          </table:table-cell>
          <table:table-cell/>
          <table:table-cell table:formula="of:=([.A64]-[.A156])^2/[.A156]" office:value-type="float" office:value="341.257336981454">
            <text:p>341,26</text:p>
          </table:table-cell>
          <table:table-cell table:style-name="ce3" table:formula="of:=([.B64]-[.B156])^2/[.B156]" office:value-type="float" office:value="294.216965186209">
            <text:p>294,22</text:p>
          </table:table-cell>
          <table:table-cell table:number-columns-repeated="2"/>
        </table:table-row>
        <table:table-row table:style-name="ro1">
          <table:table-cell table:formula="of:=[.A$86]*[.$C65]/[.$C$86]" office:value-type="float" office:value="265.292114058167">
            <text:p>265,29</text:p>
          </table:table-cell>
          <table:table-cell table:formula="of:=[.B$86]*[.$C65]/[.$C$86]" office:value-type="float" office:value="307.707885941833">
            <text:p>307,71</text:p>
          </table:table-cell>
          <table:table-cell/>
          <table:table-cell table:formula="of:=([.A65]-[.A157])^2/[.A157]" office:value-type="float" office:value="0.815410249362122">
            <text:p>0,82</text:p>
          </table:table-cell>
          <table:table-cell table:style-name="ce3" table:formula="of:=([.B65]-[.B157])^2/[.B157]" office:value-type="float" office:value="0.70301061091059">
            <text:p>0,7</text:p>
          </table:table-cell>
          <table:table-cell table:number-columns-repeated="2"/>
        </table:table-row>
        <table:table-row table:style-name="ro1">
          <table:table-cell table:formula="of:=[.A$86]*[.$C66]/[.$C$86]" office:value-type="float" office:value="640.775367986916">
            <text:p>640,78</text:p>
          </table:table-cell>
          <table:table-cell table:formula="of:=[.B$86]*[.$C66]/[.$C$86]" office:value-type="float" office:value="743.224632013084">
            <text:p>743,22</text:p>
          </table:table-cell>
          <table:table-cell/>
          <table:table-cell table:formula="of:=([.A66]-[.A158])^2/[.A158]" office:value-type="float" office:value="13.1445723258604">
            <text:p>13,14</text:p>
          </table:table-cell>
          <table:table-cell table:style-name="ce3" table:formula="of:=([.B66]-[.B158])^2/[.B158]" office:value-type="float" office:value="11.33266822215">
            <text:p>11,33</text:p>
          </table:table-cell>
          <table:table-cell table:number-columns-repeated="2"/>
        </table:table-row>
        <table:table-row table:style-name="ro1">
          <table:table-cell table:formula="of:=[.A$86]*[.$C67]/[.$C$86]" office:value-type="float" office:value="632.904572281874">
            <text:p>632,9</text:p>
          </table:table-cell>
          <table:table-cell table:formula="of:=[.B$86]*[.$C67]/[.$C$86]" office:value-type="float" office:value="734.095427718126">
            <text:p>734,1</text:p>
          </table:table-cell>
          <table:table-cell/>
          <table:table-cell table:formula="of:=([.A67]-[.A159])^2/[.A159]" office:value-type="float" office:value="175.106104616384">
            <text:p>175,11</text:p>
          </table:table-cell>
          <table:table-cell table:style-name="ce3" table:formula="of:=([.B67]-[.B159])^2/[.B159]" office:value-type="float" office:value="150.968729761292">
            <text:p>150,97</text:p>
          </table:table-cell>
          <table:table-cell table:number-columns-repeated="2"/>
        </table:table-row>
        <table:table-row table:style-name="ro1">
          <table:table-cell table:formula="of:=[.A$86]*[.$C68]/[.$C$86]" office:value-type="float" office:value="686.611178269217">
            <text:p>686,61</text:p>
          </table:table-cell>
          <table:table-cell table:formula="of:=[.B$86]*[.$C68]/[.$C$86]" office:value-type="float" office:value="796.388821730783">
            <text:p>796,39</text:p>
          </table:table-cell>
          <table:table-cell/>
          <table:table-cell table:formula="of:=([.A68]-[.A160])^2/[.A160]" office:value-type="float" office:value="54.5946374559267">
            <text:p>54,59</text:p>
          </table:table-cell>
          <table:table-cell table:style-name="ce3" table:formula="of:=([.B68]-[.B160])^2/[.B160]" office:value-type="float" office:value="47.0690789824601">
            <text:p>47,07</text:p>
          </table:table-cell>
          <table:table-cell table:number-columns-repeated="2"/>
        </table:table-row>
        <table:table-row table:style-name="ro1">
          <table:table-cell table:formula="of:=[.A$86]*[.$C69]/[.$C$86]" office:value-type="float" office:value="985.238427078148">
            <text:p>985,24</text:p>
          </table:table-cell>
          <table:table-cell table:formula="of:=[.B$86]*[.$C69]/[.$C$86]" office:value-type="float" office:value="1142.76157292185">
            <text:p>1142,76</text:p>
          </table:table-cell>
          <table:table-cell/>
          <table:table-cell table:formula="of:=([.A69]-[.A161])^2/[.A161]" office:value-type="float" office:value="3.80633240435742">
            <text:p>3,81</text:p>
          </table:table-cell>
          <table:table-cell table:style-name="ce3" table:formula="of:=([.B69]-[.B161])^2/[.B161]" office:value-type="float" office:value="3.28165125592838">
            <text:p>3,28</text:p>
          </table:table-cell>
          <table:table-cell table:number-columns-repeated="2"/>
        </table:table-row>
        <table:table-row table:style-name="ro1">
          <table:table-cell table:formula="of:=[.A$86]*[.$C70]/[.$C$86]" office:value-type="float" office:value="1040.79698499609">
            <text:p>1040,8</text:p>
          </table:table-cell>
          <table:table-cell table:formula="of:=[.B$86]*[.$C70]/[.$C$86]" office:value-type="float" office:value="1207.20301500391">
            <text:p>1207,2</text:p>
          </table:table-cell>
          <table:table-cell/>
          <table:table-cell table:formula="of:=([.A70]-[.A162])^2/[.A162]" office:value-type="float" office:value="9.26581484658565">
            <text:p>9,27</text:p>
          </table:table-cell>
          <table:table-cell table:style-name="ce3" table:formula="of:=([.B70]-[.B162])^2/[.B162]" office:value-type="float" office:value="7.9885752735857">
            <text:p>7,99</text:p>
          </table:table-cell>
          <table:table-cell table:number-columns-repeated="2"/>
        </table:table-row>
        <table:table-row table:style-name="ro1">
          <table:table-cell table:formula="of:=[.A$86]*[.$C71]/[.$C$86]" office:value-type="float" office:value="691.241058095712">
            <text:p>691,24</text:p>
          </table:table-cell>
          <table:table-cell table:formula="of:=[.B$86]*[.$C71]/[.$C$86]" office:value-type="float" office:value="801.758941904288">
            <text:p>801,76</text:p>
          </table:table-cell>
          <table:table-cell/>
          <table:table-cell table:formula="of:=([.A71]-[.A163])^2/[.A163]" office:value-type="float" office:value="69.2312386577843">
            <text:p>69,23</text:p>
          </table:table-cell>
          <table:table-cell table:style-name="ce3" table:formula="of:=([.B71]-[.B163])^2/[.B163]" office:value-type="float" office:value="59.6881084349621">
            <text:p>59,69</text:p>
          </table:table-cell>
          <table:table-cell table:number-columns-repeated="2"/>
        </table:table-row>
        <table:table-row table:style-name="ro1">
          <table:table-cell table:formula="of:=[.A$86]*[.$C72]/[.$C$86]" office:value-type="float" office:value="493.082201521724">
            <text:p>493,08</text:p>
          </table:table-cell>
          <table:table-cell table:formula="of:=[.B$86]*[.$C72]/[.$C$86]" office:value-type="float" office:value="571.917798478276">
            <text:p>571,92</text:p>
          </table:table-cell>
          <table:table-cell/>
          <table:table-cell table:formula="of:=([.A72]-[.A164])^2/[.A164]" office:value-type="float" office:value="202.408553963925">
            <text:p>202,41</text:p>
          </table:table-cell>
          <table:table-cell table:style-name="ce3" table:formula="of:=([.B72]-[.B164])^2/[.B164]" office:value-type="float" office:value="174.50769264554">
            <text:p>174,51</text:p>
          </table:table-cell>
          <table:table-cell table:number-columns-repeated="2"/>
        </table:table-row>
        <table:table-row table:style-name="ro1">
          <table:table-cell table:formula="of:=[.A$86]*[.$C73]/[.$C$86]" office:value-type="float" office:value="438.912607551731">
            <text:p>438,91</text:p>
          </table:table-cell>
          <table:table-cell table:formula="of:=[.B$86]*[.$C73]/[.$C$86]" office:value-type="float" office:value="509.087392448269">
            <text:p>509,09</text:p>
          </table:table-cell>
          <table:table-cell/>
          <table:table-cell table:formula="of:=([.A73]-[.A165])^2/[.A165]" office:value-type="float" office:value="13.89260812849">
            <text:p>13,89</text:p>
          </table:table-cell>
          <table:table-cell table:style-name="ce3" table:formula="of:=([.B73]-[.B165])^2/[.B165]" office:value-type="float" office:value="11.9775915684055">
            <text:p>11,98</text:p>
          </table:table-cell>
          <table:table-cell table:number-columns-repeated="2"/>
        </table:table-row>
        <table:table-row table:style-name="ro1">
          <table:table-cell table:formula="of:=[.A$86]*[.$C74]/[.$C$86]" office:value-type="float" office:value="740.31778425656">
            <text:p>740,32</text:p>
          </table:table-cell>
          <table:table-cell table:formula="of:=[.B$86]*[.$C74]/[.$C$86]" office:value-type="float" office:value="858.68221574344">
            <text:p>858,68</text:p>
          </table:table-cell>
          <table:table-cell/>
          <table:table-cell table:formula="of:=([.A74]-[.A166])^2/[.A166]" office:value-type="float" office:value="267.104582928629">
            <text:p>267,1</text:p>
          </table:table-cell>
          <table:table-cell table:style-name="ce3" table:formula="of:=([.B74]-[.B166])^2/[.B166]" office:value-type="float" office:value="230.285744100676">
            <text:p>230,29</text:p>
          </table:table-cell>
          <table:table-cell table:number-columns-repeated="2"/>
        </table:table-row>
        <table:table-row table:style-name="ro1">
          <table:table-cell table:formula="of:=[.A$86]*[.$C75]/[.$C$86]" office:value-type="float" office:value="610.218161132049">
            <text:p>610,22</text:p>
          </table:table-cell>
          <table:table-cell table:formula="of:=[.B$86]*[.$C75]/[.$C$86]" office:value-type="float" office:value="707.781838867951">
            <text:p>707,78</text:p>
          </table:table-cell>
          <table:table-cell/>
          <table:table-cell table:formula="of:=([.A75]-[.A167])^2/[.A167]" office:value-type="float" office:value="41.8378830034515">
            <text:p>41,84</text:p>
          </table:table-cell>
          <table:table-cell table:style-name="ce3" table:formula="of:=([.B75]-[.B167])^2/[.B167]" office:value-type="float" office:value="36.0707701582988">
            <text:p>36,07</text:p>
          </table:table-cell>
          <table:table-cell table:number-columns-repeated="2"/>
        </table:table-row>
        <table:table-row table:style-name="ro1">
          <table:table-cell table:formula="of:=[.A$86]*[.$C76]/[.$C$86]" office:value-type="float" office:value="859.768683780132">
            <text:p>859,77</text:p>
          </table:table-cell>
          <table:table-cell table:formula="of:=[.B$86]*[.$C76]/[.$C$86]" office:value-type="float" office:value="997.231316219868">
            <text:p>997,23</text:p>
          </table:table-cell>
          <table:table-cell/>
          <table:table-cell table:formula="of:=([.A76]-[.A168])^2/[.A168]" office:value-type="float" office:value="239.978604160927">
            <text:p>239,98</text:p>
          </table:table-cell>
          <table:table-cell table:style-name="ce3" table:formula="of:=([.B76]-[.B168])^2/[.B168]" office:value-type="float" office:value="206.898926336308">
            <text:p>206,9</text:p>
          </table:table-cell>
          <table:table-cell table:number-columns-repeated="2"/>
        </table:table-row>
        <table:table-row table:style-name="ro1">
          <table:table-cell table:formula="of:=[.A$86]*[.$C77]/[.$C$86]" office:value-type="float" office:value="910.234373888928">
            <text:p>910,23</text:p>
          </table:table-cell>
          <table:table-cell table:formula="of:=[.B$86]*[.$C77]/[.$C$86]" office:value-type="float" office:value="1055.76562611107">
            <text:p>1055,77</text:p>
          </table:table-cell>
          <table:table-cell/>
          <table:table-cell table:formula="of:=([.A77]-[.A169])^2/[.A169]" office:value-type="float" office:value="44.7240502531937">
            <text:p>44,72</text:p>
          </table:table-cell>
          <table:table-cell table:style-name="ce3" table:formula="of:=([.B77]-[.B169])^2/[.B169]" office:value-type="float" office:value="38.5590957625191">
            <text:p>38,56</text:p>
          </table:table-cell>
          <table:table-cell table:number-columns-repeated="2"/>
        </table:table-row>
        <table:table-row table:style-name="ro1">
          <table:table-cell table:formula="of:=[.A$86]*[.$C78]/[.$C$86]" office:value-type="float" office:value="833.84135675176">
            <text:p>833,84</text:p>
          </table:table-cell>
          <table:table-cell table:formula="of:=[.B$86]*[.$C78]/[.$C$86]" office:value-type="float" office:value="967.15864324824">
            <text:p>967,16</text:p>
          </table:table-cell>
          <table:table-cell/>
          <table:table-cell table:formula="of:=([.A78]-[.A170])^2/[.A170]" office:value-type="float" office:value="335.805926939264">
            <text:p>335,81</text:p>
          </table:table-cell>
          <table:table-cell table:style-name="ce3" table:formula="of:=([.B78]-[.B170])^2/[.B170]" office:value-type="float" office:value="289.517000834421">
            <text:p>289,52</text:p>
          </table:table-cell>
          <table:table-cell table:number-columns-repeated="2"/>
        </table:table-row>
        <table:table-row table:style-name="ro1">
          <table:table-cell table:formula="of:=[.A$86]*[.$C79]/[.$C$86]" office:value-type="float" office:value="474.562682215743">
            <text:p>474,56</text:p>
          </table:table-cell>
          <table:table-cell table:formula="of:=[.B$86]*[.$C79]/[.$C$86]" office:value-type="float" office:value="550.437317784257">
            <text:p>550,44</text:p>
          </table:table-cell>
          <table:table-cell/>
          <table:table-cell table:formula="of:=([.A79]-[.A171])^2/[.A171]" office:value-type="float" office:value="200.46578158604">
            <text:p>200,47</text:p>
          </table:table-cell>
          <table:table-cell table:style-name="ce3" table:formula="of:=([.B79]-[.B171])^2/[.B171]" office:value-type="float" office:value="172.832720326629">
            <text:p>172,83</text:p>
          </table:table-cell>
          <table:table-cell table:number-columns-repeated="2"/>
        </table:table-row>
        <table:table-row table:style-name="ro1">
          <table:table-cell table:formula="of:=[.A$86]*[.$C80]/[.$C$86]" office:value-type="float" office:value="659.294887292896">
            <text:p>659,29</text:p>
          </table:table-cell>
          <table:table-cell table:formula="of:=[.B$86]*[.$C80]/[.$C$86]" office:value-type="float" office:value="764.705112707104">
            <text:p>764,71</text:p>
          </table:table-cell>
          <table:table-cell/>
          <table:table-cell table:formula="of:=([.A80]-[.A172])^2/[.A172]" office:value-type="float" office:value="34.9076591750524">
            <text:p>34,91</text:p>
          </table:table-cell>
          <table:table-cell table:style-name="ce3" table:formula="of:=([.B80]-[.B172])^2/[.B172]" office:value-type="float" office:value="30.095838041415">
            <text:p>30,1</text:p>
          </table:table-cell>
          <table:table-cell table:number-columns-repeated="2"/>
        </table:table-row>
        <table:table-row table:style-name="ro1">
          <table:table-cell table:formula="of:=[.A$86]*[.$C81]/[.$C$86]" office:value-type="float" office:value="655.127995449051">
            <text:p>655,13</text:p>
          </table:table-cell>
          <table:table-cell table:formula="of:=[.B$86]*[.$C81]/[.$C$86]" office:value-type="float" office:value="759.872004550949">
            <text:p>759,87</text:p>
          </table:table-cell>
          <table:table-cell/>
          <table:table-cell table:formula="of:=([.A81]-[.A173])^2/[.A173]" office:value-type="float" office:value="52.3140133486313">
            <text:p>52,31</text:p>
          </table:table-cell>
          <table:table-cell table:style-name="ce3" table:formula="of:=([.B81]-[.B173])^2/[.B173]" office:value-type="float" office:value="45.1028258624124">
            <text:p>45,1</text:p>
          </table:table-cell>
          <table:table-cell table:number-columns-repeated="2"/>
        </table:table-row>
        <table:table-row table:style-name="ro1">
          <table:table-cell table:formula="of:=[.A$86]*[.$C82]/[.$C$86]" office:value-type="float" office:value="550.029723387613">
            <text:p>550,03</text:p>
          </table:table-cell>
          <table:table-cell table:formula="of:=[.B$86]*[.$C82]/[.$C$86]" office:value-type="float" office:value="637.970276612387">
            <text:p>637,97</text:p>
          </table:table-cell>
          <table:table-cell/>
          <table:table-cell table:formula="of:=([.A82]-[.A174])^2/[.A174]" office:value-type="float" office:value="23.64013663802">
            <text:p>23,64</text:p>
          </table:table-cell>
          <table:table-cell table:style-name="ce3" table:formula="of:=([.B82]-[.B174])^2/[.B174]" office:value-type="float" office:value="20.3814790320641">
            <text:p>20,38</text:p>
          </table:table-cell>
          <table:table-cell table:number-columns-repeated="2"/>
        </table:table-row>
        <table:table-row table:style-name="ro1">
          <table:table-cell table:formula="of:=[.A$86]*[.$C83]/[.$C$86]" office:value-type="float" office:value="1020.42551375951">
            <text:p>1020,43</text:p>
          </table:table-cell>
          <table:table-cell table:formula="of:=[.B$86]*[.$C83]/[.$C$86]" office:value-type="float" office:value="1183.57448624049">
            <text:p>1183,57</text:p>
          </table:table-cell>
          <table:table-cell/>
          <table:table-cell table:formula="of:=([.A83]-[.A175])^2/[.A175]" office:value-type="float" office:value="58.6193490002217">
            <text:p>58,62</text:p>
          </table:table-cell>
          <table:table-cell table:style-name="ce3" table:formula="of:=([.B83]-[.B175])^2/[.B175]" office:value-type="float" office:value="50.5390070630884">
            <text:p>50,54</text:p>
          </table:table-cell>
          <table:table-cell table:number-columns-repeated="2"/>
        </table:table-row>
        <table:table-row table:style-name="ro1">
          <table:table-cell table:formula="of:=[.A$86]*[.$C84]/[.$C$86]" office:value-type="float" office:value="1008.38782621062">
            <text:p>1008,39</text:p>
          </table:table-cell>
          <table:table-cell table:formula="of:=[.B$86]*[.$C84]/[.$C$86]" office:value-type="float" office:value="1169.61217378938">
            <text:p>1169,61</text:p>
          </table:table-cell>
          <table:table-cell/>
          <table:table-cell table:formula="of:=([.A84]-[.A176])^2/[.A176]" office:value-type="float" office:value="116.406702438873">
            <text:p>116,41</text:p>
          </table:table-cell>
          <table:table-cell table:style-name="ce3" table:formula="of:=([.B84]-[.B176])^2/[.B176]" office:value-type="float" office:value="100.360704393472">
            <text:p>100,36</text:p>
          </table:table-cell>
          <table:table-cell table:number-columns-repeated="2"/>
        </table:table-row>
        <table:table-row table:style-name="ro1">
          <table:table-cell table:formula="of:=[.A$86]*[.$C85]/[.$C$86]" office:value-type="float" office:value="983.38647514755">
            <text:p>983,39</text:p>
          </table:table-cell>
          <table:table-cell table:formula="of:=[.B$86]*[.$C85]/[.$C$86]" office:value-type="float" office:value="1140.61352485245">
            <text:p>1140,61</text:p>
          </table:table-cell>
          <table:table-cell/>
          <table:table-cell table:formula="of:=([.A85]-[.A177])^2/[.A177]" office:value-type="float" office:value="136.676149206314">
            <text:p>136,68</text:p>
          </table:table-cell>
          <table:table-cell table:style-name="ce3" table:formula="of:=([.B85]-[.B177])^2/[.B177]" office:value-type="float" office:value="117.836123872128">
            <text:p>117,84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Xi-cuadrado</text:p>
          </table:table-cell>
          <table:table-cell table:formula="of:=SUM([.D94:.E177])" office:value-type="float" office:value="11124.530559087">
            <text:p>11124,53</text:p>
          </table:table-cell>
          <table:table-cell table:number-columns-repeated="5"/>
        </table:table-row>
        <table:table-row table:style-name="ro1">
          <table:table-cell table:style-name="ce1" office:value-type="string">
            <text:p>Coeficiente de contingencia</text:p>
          </table:table-cell>
          <table:table-cell table:formula="of:=SQRT([.B180]/([.C86]))" office:value-type="float" office:value="0.296469897748321">
            <text:p>0,3</text:p>
          </table:table-cell>
          <table:table-cell table:number-columns-repeated="5"/>
        </table:table-row>
        <table:table-row table:style-name="ro1">
          <table:table-cell table:style-name="ce1" office:value-type="string">
            <text:p>Coeficiente máximo</text:p>
          </table:table-cell>
          <table:table-cell table:formula="of:=SQRT(1-1/2)" office:value-type="float" office:value="0.707106781186548">
            <text:p>0,71</text:p>
          </table:table-cell>
          <table:table-cell table:number-columns-repeated="5"/>
        </table:table-row>
        <table:table-row table:style-name="ro1">
          <table:table-cell table:style-name="ce1" office:value-type="string">
            <text:p>%C</text:p>
          </table:table-cell>
          <table:table-cell table:formula="of:=[.B181]/[.B182]" office:value-type="float" office:value="0.419271750231041">
            <text:p>0,42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Si comparamos el coeficiente de contingencia(0,3) y el coeficiente de correlación(0,19) observamos que no hay demasiada diferencia entre ellos.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Nimbus Roman No9 L" svg:font-family="'Nimbus Roman No9 L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0">30/05/2010</text:date>, <text:time>20:54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de Vera Encinas</meta:initial-creator>
    <meta:creation-date>2010-05-23T12:32:31.71</meta:creation-date>
    <dc:date>2010-05-30T20:54:54.13</dc:date>
    <dc:creator>Daniel de Vera Encinas</dc:creator>
    <meta:editing-duration>PT01H41M27S</meta:editing-duration>
    <meta:editing-cycles>12</meta:editing-cycles>
    <meta:generator>OpenOffice.org/3.2$Win32 OpenOffice.org_project/320m12$Build-9483</meta:generator>
    <meta:document-statistic meta:table-count="1" meta:cell-count="6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527cm" svg:height="6.874cm" xlink:href=".." chart:class="chart:scatter" chart:style-name="ch1">
        <chart:legend chart:legend-position="end" svg:x="24.978cm" svg:y="3.129cm" chart:style-name="ch2"/>
        <chart:plot-area chart:style-name="ch3" table:cell-range-address="'Problema 1'.A2:'Problema 1'.B85" svg:x="0.899cm" svg:y="0.137cm" svg:width="23.53cm" svg:height="6.527cm">
          <chart:axis chart:dimension="x" chart:name="primary-x" chart:style-name="ch4">
            <chart:title svg:x="11.547cm" svg:y="6.203cm" chart:style-name="ch5">
              <text:p>Habitatges acabats</text:p>
            </chart:title>
          </chart:axis>
          <chart:axis chart:dimension="y" chart:name="primary-y" chart:style-name="ch4">
            <chart:title svg:x="0.551cm" svg:y="4.451cm" chart:style-name="ch6">
              <text:p>Habitatges iniciats</text:p>
            </chart:title>
            <chart:grid chart:style-name="ch7" chart:class="major"/>
          </chart:axis>
          <chart:series chart:style-name="ch8" chart:values-cell-range-address="'Problema 1'.B2:'Problema 1'.B85" chart:class="chart:scatter">
            <chart:domain table:cell-range-address="'Problema 1'.A2:'Problema 1'.A85"/>
            <chart:data-point chart:repeated="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8">
                <text:p text:id="'Problema 1'.A2:'Problema 1'.A85">378</text:p>
              </table:table-cell>
              <table:table-cell office:value-type="float" office:value="543">
                <text:p text:id="'Problema 1'.B2:'Problema 1'.B85">5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6">
                <text:p>37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8">
                <text:p>168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8">
                <text:p>488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1">
                <text:p>251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5">
                <text:p>865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1">
                <text:p>841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4">
                <text:p>22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2">
                <text:p>462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1">
                <text:p>401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5">
                <text:p>575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6">
                <text:p>586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5">
                <text:p>975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0">
                <text:p>115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6">
                <text:p>476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3">
                <text:p>55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7">
                <text:p>317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9">
                <text:p>899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4">
                <text:p>88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1">
                <text:p>1601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76">
                <text:p>1176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3">
                <text:p>28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3">
                <text:p>37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5">
                <text:p>26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9">
                <text:p>389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9">
                <text:p>669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12">
                <text:p>1312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4">
                <text:p>834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7">
                <text:p>38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8">
                <text:p>58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6">
                <text:p>406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0">
                <text:p>680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43">
                <text:p>743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8">
                <text:p>998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66">
                <text:p>966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2">
                <text:p>50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1">
                <text:p>441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">
                <text:p>32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2">
                <text:p>552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3">
                <text:p>963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3">
                <text:p>1283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84">
                <text:p>1184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3">
                <text:p>61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1">
                <text:p>63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3">
                <text:p>243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6">
                <text:p>766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67">
                <text:p>106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34">
                <text:p>93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32">
                <text:p>133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1">
                <text:p>44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3">
                <text:p>62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5">
                <text:p>245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7">
                <text:p>377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2">
                <text:p>372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6">
                <text:p>506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5">
                <text:p>39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9">
                <text:p>27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6">
                <text:p>806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5">
                <text:p>32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1">
                <text:p>401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8">
                <text:p>788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9">
                <text:p>569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71">
                <text:p>97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0">
                <text:p>28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9">
                <text:p>549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0">
                <text:p>300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3">
                <text:p>493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4">
                <text:p>924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39">
                <text:p>1139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10">
                <text:p>91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9">
                <text:p>80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7">
                <text:p>517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85">
                <text:p>1185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0">
                <text:p>77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14">
                <text:p>131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12">
                <text:p>1112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63">
                <text:p>136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3">
                <text:p>78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1">
                <text:p>81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0">
                <text:p>470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6">
                <text:p>436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65">
                <text:p>1265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51">
                <text:p>1351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50">
                <text:p>1350</text:p>
              </table:table-cell>
              <table:table-cell office:value-type="float" office:value="774">
                <text:p>7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